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72mm"/>
    </style:style>
    <style:style style:name="co4" style:family="table-column">
      <style:table-column-properties fo:break-before="auto" style:column-width="86.55mm"/>
    </style:style>
    <style:style style:name="co5" style:family="table-column">
      <style:table-column-properties fo:break-before="auto" style:column-width="53.3mm"/>
    </style:style>
    <style:style style:name="co6" style:family="table-column">
      <style:table-column-properties fo:break-before="auto" style:column-width="10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calculation-settings table:automatic-find-labels="fals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OrNull</text:p>
          </table:table-cell>
          <table:table-cell table:formula="of:= &quot;  tr&quot;&amp;[.A1]&amp;&quot; :: !&quot;&amp;[.B1]&amp;&quot;,&quot;" office:value-type="string" office:string-value="  trId :: !IntOrNull," calcext:value-type="string">
            <text:p><text:s text:c="2"/>trId :: !IntOrNull,</text:p>
          </table:table-cell>
          <table:table-cell table:formula="of:=&quot;  (VarStr &quot;&quot;&quot;&amp;[.A1]&amp;&quot;&quot;&quot;, &quot;&amp;IF([.B1]=&quot;IntOrNull&quot;;&quot;toValue . &quot;;&quot;ValStr . &quot;)&amp;&quot;tr&quot;&amp;[.A1]&amp;&quot;),&quot;" office:value-type="string" office:string-value="  (VarStr &quot;Id&quot;, toValue . trId)," calcext:value-type="string">
            <text:p><text:s text:c="2"/>(VarStr "Id", toValue . trId),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IntOrNull</text:p>
          </table:table-cell>
          <table:table-cell table:formula="of:= &quot;  tr&quot;&amp;[.A2]&amp;&quot; :: !&quot;&amp;[.B2]&amp;&quot;,&quot;" office:value-type="string" office:string-value="  trMSSubClass :: !IntOrNull," calcext:value-type="string">
            <text:p><text:s text:c="2"/>trMSSubClass :: !IntOrNull,</text:p>
          </table:table-cell>
          <table:table-cell table:formula="of:=&quot;  (VarStr &quot;&quot;&quot;&amp;[.A2]&amp;&quot;&quot;&quot;, &quot;&amp;IF([.B2]=&quot;IntOrNull&quot;;&quot;toValue . &quot;;&quot;ValStr . &quot;)&amp;&quot;tr&quot;&amp;[.A2]&amp;&quot;),&quot;" office:value-type="string" office:string-value="  (VarStr &quot;MSSubClass&quot;, toValue . trMSSubClass)," calcext:value-type="string">
            <text:p><text:s text:c="2"/>(VarStr "MSSubClass", toValue . trMSSubClass),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String</text:p>
          </table:table-cell>
          <table:table-cell table:formula="of:= &quot;  tr&quot;&amp;[.A3]&amp;&quot; :: !&quot;&amp;[.B3]&amp;&quot;,&quot;" office:value-type="string" office:string-value="  trMSZoning :: !String," calcext:value-type="string">
            <text:p><text:s text:c="2"/>trMSZoning :: !String,</text:p>
          </table:table-cell>
          <table:table-cell table:formula="of:=&quot;  (VarStr &quot;&quot;&quot;&amp;[.A3]&amp;&quot;&quot;&quot;, &quot;&amp;IF([.B3]=&quot;IntOrNull&quot;;&quot;toValue . &quot;;&quot;ValStr . &quot;)&amp;&quot;tr&quot;&amp;[.A3]&amp;&quot;),&quot;" office:value-type="string" office:string-value="  (VarStr &quot;MSZoning&quot;, ValStr . trMSZoning)," calcext:value-type="string">
            <text:p><text:s text:c="2"/>(VarStr "MSZoning", ValStr . trMSZoning),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String</text:p>
          </table:table-cell>
          <table:table-cell table:formula="of:= &quot;  tr&quot;&amp;[.A4]&amp;&quot; :: !&quot;&amp;[.B4]&amp;&quot;,&quot;" office:value-type="string" office:string-value="  trLotFrontage :: !String," calcext:value-type="string">
            <text:p><text:s text:c="2"/>trLotFrontage :: !String,</text:p>
          </table:table-cell>
          <table:table-cell table:formula="of:=&quot;  (VarStr &quot;&quot;&quot;&amp;[.A4]&amp;&quot;&quot;&quot;, &quot;&amp;IF([.B4]=&quot;IntOrNull&quot;;&quot;toValue . &quot;;&quot;ValStr . &quot;)&amp;&quot;tr&quot;&amp;[.A4]&amp;&quot;),&quot;" office:value-type="string" office:string-value="  (VarStr &quot;LotFrontage&quot;, ValStr . trLotFrontage)," calcext:value-type="string">
            <text:p><text:s text:c="2"/>(VarStr "LotFrontage", ValStr . trLotFrontage),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IntOrNull</text:p>
          </table:table-cell>
          <table:table-cell table:formula="of:= &quot;  tr&quot;&amp;[.A5]&amp;&quot; :: !&quot;&amp;[.B5]&amp;&quot;,&quot;" office:value-type="string" office:string-value="  trLotArea :: !IntOrNull," calcext:value-type="string">
            <text:p><text:s text:c="2"/>trLotArea :: !IntOrNull,</text:p>
          </table:table-cell>
          <table:table-cell table:formula="of:=&quot;  (VarStr &quot;&quot;&quot;&amp;[.A5]&amp;&quot;&quot;&quot;, &quot;&amp;IF([.B5]=&quot;IntOrNull&quot;;&quot;toValue . &quot;;&quot;ValStr . &quot;)&amp;&quot;tr&quot;&amp;[.A5]&amp;&quot;),&quot;" office:value-type="string" office:string-value="  (VarStr &quot;LotArea&quot;, toValue . trLotArea)," calcext:value-type="string">
            <text:p><text:s text:c="2"/>(VarStr "LotArea", toValue . trLotArea),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table:formula="of:= &quot;  tr&quot;&amp;[.A6]&amp;&quot; :: !&quot;&amp;[.B6]&amp;&quot;,&quot;" office:value-type="string" office:string-value="  trStreet :: !String," calcext:value-type="string">
            <text:p><text:s text:c="2"/>trStreet :: !String,</text:p>
          </table:table-cell>
          <table:table-cell table:formula="of:=&quot;  (VarStr &quot;&quot;&quot;&amp;[.A6]&amp;&quot;&quot;&quot;, &quot;&amp;IF([.B6]=&quot;IntOrNull&quot;;&quot;toValue . &quot;;&quot;ValStr . &quot;)&amp;&quot;tr&quot;&amp;[.A6]&amp;&quot;),&quot;" office:value-type="string" office:string-value="  (VarStr &quot;Street&quot;, ValStr . trStreet)," calcext:value-type="string">
            <text:p><text:s text:c="2"/>(VarStr "Street", ValStr . trStreet),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String</text:p>
          </table:table-cell>
          <table:table-cell table:formula="of:= &quot;  tr&quot;&amp;[.A7]&amp;&quot; :: !&quot;&amp;[.B7]&amp;&quot;,&quot;" office:value-type="string" office:string-value="  trAlley :: !String," calcext:value-type="string">
            <text:p><text:s text:c="2"/>trAlley :: !String,</text:p>
          </table:table-cell>
          <table:table-cell table:formula="of:=&quot;  (VarStr &quot;&quot;&quot;&amp;[.A7]&amp;&quot;&quot;&quot;, &quot;&amp;IF([.B7]=&quot;IntOrNull&quot;;&quot;toValue . &quot;;&quot;ValStr . &quot;)&amp;&quot;tr&quot;&amp;[.A7]&amp;&quot;),&quot;" office:value-type="string" office:string-value="  (VarStr &quot;Alley&quot;, ValStr . trAlley)," calcext:value-type="string">
            <text:p><text:s text:c="2"/>(VarStr "Alley", ValStr . trAlley),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String</text:p>
          </table:table-cell>
          <table:table-cell table:formula="of:= &quot;  tr&quot;&amp;[.A8]&amp;&quot; :: !&quot;&amp;[.B8]&amp;&quot;,&quot;" office:value-type="string" office:string-value="  trLotShape :: !String," calcext:value-type="string">
            <text:p><text:s text:c="2"/>trLotShape :: !String,</text:p>
          </table:table-cell>
          <table:table-cell table:formula="of:=&quot;  (VarStr &quot;&quot;&quot;&amp;[.A8]&amp;&quot;&quot;&quot;, &quot;&amp;IF([.B8]=&quot;IntOrNull&quot;;&quot;toValue . &quot;;&quot;ValStr . &quot;)&amp;&quot;tr&quot;&amp;[.A8]&amp;&quot;),&quot;" office:value-type="string" office:string-value="  (VarStr &quot;LotShape&quot;, ValStr . trLotShape)," calcext:value-type="string">
            <text:p><text:s text:c="2"/>(VarStr "LotShape", ValStr . trLotShape),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String</text:p>
          </table:table-cell>
          <table:table-cell table:formula="of:= &quot;  tr&quot;&amp;[.A9]&amp;&quot; :: !&quot;&amp;[.B9]&amp;&quot;,&quot;" office:value-type="string" office:string-value="  trLandContour :: !String," calcext:value-type="string">
            <text:p><text:s text:c="2"/>trLandContour :: !String,</text:p>
          </table:table-cell>
          <table:table-cell table:formula="of:=&quot;  (VarStr &quot;&quot;&quot;&amp;[.A9]&amp;&quot;&quot;&quot;, &quot;&amp;IF([.B9]=&quot;IntOrNull&quot;;&quot;toValue . &quot;;&quot;ValStr . &quot;)&amp;&quot;tr&quot;&amp;[.A9]&amp;&quot;),&quot;" office:value-type="string" office:string-value="  (VarStr &quot;LandContour&quot;, ValStr . trLandContour)," calcext:value-type="string">
            <text:p><text:s text:c="2"/>(VarStr "LandContour", ValStr . trLandContour),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String</text:p>
          </table:table-cell>
          <table:table-cell table:formula="of:= &quot;  tr&quot;&amp;[.A10]&amp;&quot; :: !&quot;&amp;[.B10]&amp;&quot;,&quot;" office:value-type="string" office:string-value="  trUtilities :: !String," calcext:value-type="string">
            <text:p><text:s text:c="2"/>trUtilities :: !String,</text:p>
          </table:table-cell>
          <table:table-cell table:formula="of:=&quot;  (VarStr &quot;&quot;&quot;&amp;[.A10]&amp;&quot;&quot;&quot;, &quot;&amp;IF([.B10]=&quot;IntOrNull&quot;;&quot;toValue . &quot;;&quot;ValStr . &quot;)&amp;&quot;tr&quot;&amp;[.A10]&amp;&quot;),&quot;" office:value-type="string" office:string-value="  (VarStr &quot;Utilities&quot;, ValStr . trUtilities)," calcext:value-type="string">
            <text:p><text:s text:c="2"/>(VarStr "Utilities", ValStr . trUtilities),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String</text:p>
          </table:table-cell>
          <table:table-cell table:formula="of:= &quot;  tr&quot;&amp;[.A11]&amp;&quot; :: !&quot;&amp;[.B11]&amp;&quot;,&quot;" office:value-type="string" office:string-value="  trLotConfig :: !String," calcext:value-type="string">
            <text:p><text:s text:c="2"/>trLotConfig :: !String,</text:p>
          </table:table-cell>
          <table:table-cell table:formula="of:=&quot;  (VarStr &quot;&quot;&quot;&amp;[.A11]&amp;&quot;&quot;&quot;, &quot;&amp;IF([.B11]=&quot;IntOrNull&quot;;&quot;toValue . &quot;;&quot;ValStr . &quot;)&amp;&quot;tr&quot;&amp;[.A11]&amp;&quot;),&quot;" office:value-type="string" office:string-value="  (VarStr &quot;LotConfig&quot;, ValStr . trLotConfig)," calcext:value-type="string">
            <text:p><text:s text:c="2"/>(VarStr "LotConfig", ValStr . trLotConfig),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String</text:p>
          </table:table-cell>
          <table:table-cell table:formula="of:= &quot;  tr&quot;&amp;[.A12]&amp;&quot; :: !&quot;&amp;[.B12]&amp;&quot;,&quot;" office:value-type="string" office:string-value="  trLandSlope :: !String," calcext:value-type="string">
            <text:p><text:s text:c="2"/>trLandSlope :: !String,</text:p>
          </table:table-cell>
          <table:table-cell table:formula="of:=&quot;  (VarStr &quot;&quot;&quot;&amp;[.A12]&amp;&quot;&quot;&quot;, &quot;&amp;IF([.B12]=&quot;IntOrNull&quot;;&quot;toValue . &quot;;&quot;ValStr . &quot;)&amp;&quot;tr&quot;&amp;[.A12]&amp;&quot;),&quot;" office:value-type="string" office:string-value="  (VarStr &quot;LandSlope&quot;, ValStr . trLandSlope)," calcext:value-type="string">
            <text:p><text:s text:c="2"/>(VarStr "LandSlope", ValStr . trLandSlope),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String</text:p>
          </table:table-cell>
          <table:table-cell table:formula="of:= &quot;  tr&quot;&amp;[.A13]&amp;&quot; :: !&quot;&amp;[.B13]&amp;&quot;,&quot;" office:value-type="string" office:string-value="  trNeighborhood :: !String," calcext:value-type="string">
            <text:p><text:s text:c="2"/>trNeighborhood :: !String,</text:p>
          </table:table-cell>
          <table:table-cell table:formula="of:=&quot;  (VarStr &quot;&quot;&quot;&amp;[.A13]&amp;&quot;&quot;&quot;, &quot;&amp;IF([.B13]=&quot;IntOrNull&quot;;&quot;toValue . &quot;;&quot;ValStr . &quot;)&amp;&quot;tr&quot;&amp;[.A13]&amp;&quot;),&quot;" office:value-type="string" office:string-value="  (VarStr &quot;Neighborhood&quot;, ValStr . trNeighborhood)," calcext:value-type="string">
            <text:p><text:s text:c="2"/>(VarStr "Neighborhood", ValStr . trNeighborhood),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String</text:p>
          </table:table-cell>
          <table:table-cell table:formula="of:= &quot;  tr&quot;&amp;[.A14]&amp;&quot; :: !&quot;&amp;[.B14]&amp;&quot;,&quot;" office:value-type="string" office:string-value="  trCondition1 :: !String," calcext:value-type="string">
            <text:p><text:s text:c="2"/>trCondition1 :: !String,</text:p>
          </table:table-cell>
          <table:table-cell table:formula="of:=&quot;  (VarStr &quot;&quot;&quot;&amp;[.A14]&amp;&quot;&quot;&quot;, &quot;&amp;IF([.B14]=&quot;IntOrNull&quot;;&quot;toValue . &quot;;&quot;ValStr . &quot;)&amp;&quot;tr&quot;&amp;[.A14]&amp;&quot;),&quot;" office:value-type="string" office:string-value="  (VarStr &quot;Condition1&quot;, ValStr . trCondition1)," calcext:value-type="string">
            <text:p><text:s text:c="2"/>(VarStr "Condition1", ValStr . trCondition1),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String</text:p>
          </table:table-cell>
          <table:table-cell table:formula="of:= &quot;  tr&quot;&amp;[.A15]&amp;&quot; :: !&quot;&amp;[.B15]&amp;&quot;,&quot;" office:value-type="string" office:string-value="  trCondition2 :: !String," calcext:value-type="string">
            <text:p><text:s text:c="2"/>trCondition2 :: !String,</text:p>
          </table:table-cell>
          <table:table-cell table:formula="of:=&quot;  (VarStr &quot;&quot;&quot;&amp;[.A15]&amp;&quot;&quot;&quot;, &quot;&amp;IF([.B15]=&quot;IntOrNull&quot;;&quot;toValue . &quot;;&quot;ValStr . &quot;)&amp;&quot;tr&quot;&amp;[.A15]&amp;&quot;),&quot;" office:value-type="string" office:string-value="  (VarStr &quot;Condition2&quot;, ValStr . trCondition2)," calcext:value-type="string">
            <text:p><text:s text:c="2"/>(VarStr "Condition2", ValStr . trCondition2),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String</text:p>
          </table:table-cell>
          <table:table-cell table:formula="of:= &quot;  tr&quot;&amp;[.A16]&amp;&quot; :: !&quot;&amp;[.B16]&amp;&quot;,&quot;" office:value-type="string" office:string-value="  trBldgType :: !String," calcext:value-type="string">
            <text:p><text:s text:c="2"/>trBldgType :: !String,</text:p>
          </table:table-cell>
          <table:table-cell table:formula="of:=&quot;  (VarStr &quot;&quot;&quot;&amp;[.A16]&amp;&quot;&quot;&quot;, &quot;&amp;IF([.B16]=&quot;IntOrNull&quot;;&quot;toValue . &quot;;&quot;ValStr . &quot;)&amp;&quot;tr&quot;&amp;[.A16]&amp;&quot;),&quot;" office:value-type="string" office:string-value="  (VarStr &quot;BldgType&quot;, ValStr . trBldgType)," calcext:value-type="string">
            <text:p><text:s text:c="2"/>(VarStr "BldgType", ValStr . trBldgType),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String</text:p>
          </table:table-cell>
          <table:table-cell table:formula="of:= &quot;  tr&quot;&amp;[.A17]&amp;&quot; :: !&quot;&amp;[.B17]&amp;&quot;,&quot;" office:value-type="string" office:string-value="  trHouseStyle :: !String," calcext:value-type="string">
            <text:p><text:s text:c="2"/>trHouseStyle :: !String,</text:p>
          </table:table-cell>
          <table:table-cell table:formula="of:=&quot;  (VarStr &quot;&quot;&quot;&amp;[.A17]&amp;&quot;&quot;&quot;, &quot;&amp;IF([.B17]=&quot;IntOrNull&quot;;&quot;toValue . &quot;;&quot;ValStr . &quot;)&amp;&quot;tr&quot;&amp;[.A17]&amp;&quot;),&quot;" office:value-type="string" office:string-value="  (VarStr &quot;HouseStyle&quot;, ValStr . trHouseStyle)," calcext:value-type="string">
            <text:p><text:s text:c="2"/>(VarStr "HouseStyle", ValStr . trHouseStyle),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IntOrNull</text:p>
          </table:table-cell>
          <table:table-cell table:formula="of:= &quot;  tr&quot;&amp;[.A18]&amp;&quot; :: !&quot;&amp;[.B18]&amp;&quot;,&quot;" office:value-type="string" office:string-value="  trOverallQual :: !IntOrNull," calcext:value-type="string">
            <text:p><text:s text:c="2"/>trOverallQual :: !IntOrNull,</text:p>
          </table:table-cell>
          <table:table-cell table:formula="of:=&quot;  (VarStr &quot;&quot;&quot;&amp;[.A18]&amp;&quot;&quot;&quot;, &quot;&amp;IF([.B18]=&quot;IntOrNull&quot;;&quot;toValue . &quot;;&quot;ValStr . &quot;)&amp;&quot;tr&quot;&amp;[.A18]&amp;&quot;),&quot;" office:value-type="string" office:string-value="  (VarStr &quot;OverallQual&quot;, toValue . trOverallQual)," calcext:value-type="string">
            <text:p><text:s text:c="2"/>(VarStr "OverallQual", toValue . trOverallQual),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IntOrNull</text:p>
          </table:table-cell>
          <table:table-cell table:formula="of:= &quot;  tr&quot;&amp;[.A19]&amp;&quot; :: !&quot;&amp;[.B19]&amp;&quot;,&quot;" office:value-type="string" office:string-value="  trOverallCond :: !IntOrNull," calcext:value-type="string">
            <text:p><text:s text:c="2"/>trOverallCond :: !IntOrNull,</text:p>
          </table:table-cell>
          <table:table-cell table:formula="of:=&quot;  (VarStr &quot;&quot;&quot;&amp;[.A19]&amp;&quot;&quot;&quot;, &quot;&amp;IF([.B19]=&quot;IntOrNull&quot;;&quot;toValue . &quot;;&quot;ValStr . &quot;)&amp;&quot;tr&quot;&amp;[.A19]&amp;&quot;),&quot;" office:value-type="string" office:string-value="  (VarStr &quot;OverallCond&quot;, toValue . trOverallCond)," calcext:value-type="string">
            <text:p><text:s text:c="2"/>(VarStr "OverallCond", toValue . trOverallCond),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IntOrNull</text:p>
          </table:table-cell>
          <table:table-cell table:formula="of:= &quot;  tr&quot;&amp;[.A20]&amp;&quot; :: !&quot;&amp;[.B20]&amp;&quot;,&quot;" office:value-type="string" office:string-value="  trYearBuilt :: !IntOrNull," calcext:value-type="string">
            <text:p><text:s text:c="2"/>trYearBuilt :: !IntOrNull,</text:p>
          </table:table-cell>
          <table:table-cell table:formula="of:=&quot;  (VarStr &quot;&quot;&quot;&amp;[.A20]&amp;&quot;&quot;&quot;, &quot;&amp;IF([.B20]=&quot;IntOrNull&quot;;&quot;toValue . &quot;;&quot;ValStr . &quot;)&amp;&quot;tr&quot;&amp;[.A20]&amp;&quot;),&quot;" office:value-type="string" office:string-value="  (VarStr &quot;YearBuilt&quot;, toValue . trYearBuilt)," calcext:value-type="string">
            <text:p><text:s text:c="2"/>(VarStr "YearBuilt", toValue . trYearBuilt),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IntOrNull</text:p>
          </table:table-cell>
          <table:table-cell table:formula="of:= &quot;  tr&quot;&amp;[.A21]&amp;&quot; :: !&quot;&amp;[.B21]&amp;&quot;,&quot;" office:value-type="string" office:string-value="  trYearRemodAdd :: !IntOrNull," calcext:value-type="string">
            <text:p><text:s text:c="2"/>trYearRemodAdd :: !IntOrNull,</text:p>
          </table:table-cell>
          <table:table-cell table:formula="of:=&quot;  (VarStr &quot;&quot;&quot;&amp;[.A21]&amp;&quot;&quot;&quot;, &quot;&amp;IF([.B21]=&quot;IntOrNull&quot;;&quot;toValue . &quot;;&quot;ValStr . &quot;)&amp;&quot;tr&quot;&amp;[.A21]&amp;&quot;),&quot;" office:value-type="string" office:string-value="  (VarStr &quot;YearRemodAdd&quot;, toValue . trYearRemodAdd)," calcext:value-type="string">
            <text:p><text:s text:c="2"/>(VarStr "YearRemodAdd", toValue . trYearRemodAdd),</text:p>
          </table:table-cell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String</text:p>
          </table:table-cell>
          <table:table-cell table:formula="of:= &quot;  tr&quot;&amp;[.A22]&amp;&quot; :: !&quot;&amp;[.B22]&amp;&quot;,&quot;" office:value-type="string" office:string-value="  trRoofStyle :: !String," calcext:value-type="string">
            <text:p><text:s text:c="2"/>trRoofStyle :: !String,</text:p>
          </table:table-cell>
          <table:table-cell table:formula="of:=&quot;  (VarStr &quot;&quot;&quot;&amp;[.A22]&amp;&quot;&quot;&quot;, &quot;&amp;IF([.B22]=&quot;IntOrNull&quot;;&quot;toValue . &quot;;&quot;ValStr . &quot;)&amp;&quot;tr&quot;&amp;[.A22]&amp;&quot;),&quot;" office:value-type="string" office:string-value="  (VarStr &quot;RoofStyle&quot;, ValStr . trRoofStyle)," calcext:value-type="string">
            <text:p><text:s text:c="2"/>(VarStr "RoofStyle", ValStr . trRoofStyle),</text:p>
          </table:table-cell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String</text:p>
          </table:table-cell>
          <table:table-cell table:formula="of:= &quot;  tr&quot;&amp;[.A23]&amp;&quot; :: !&quot;&amp;[.B23]&amp;&quot;,&quot;" office:value-type="string" office:string-value="  trRoofMatl :: !String," calcext:value-type="string">
            <text:p><text:s text:c="2"/>trRoofMatl :: !String,</text:p>
          </table:table-cell>
          <table:table-cell table:formula="of:=&quot;  (VarStr &quot;&quot;&quot;&amp;[.A23]&amp;&quot;&quot;&quot;, &quot;&amp;IF([.B23]=&quot;IntOrNull&quot;;&quot;toValue . &quot;;&quot;ValStr . &quot;)&amp;&quot;tr&quot;&amp;[.A23]&amp;&quot;),&quot;" office:value-type="string" office:string-value="  (VarStr &quot;RoofMatl&quot;, ValStr . trRoofMatl)," calcext:value-type="string">
            <text:p><text:s text:c="2"/>(VarStr "RoofMatl", ValStr . trRoofMatl),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String</text:p>
          </table:table-cell>
          <table:table-cell table:formula="of:= &quot;  tr&quot;&amp;[.A24]&amp;&quot; :: !&quot;&amp;[.B24]&amp;&quot;,&quot;" office:value-type="string" office:string-value="  trExterior1st :: !String," calcext:value-type="string">
            <text:p><text:s text:c="2"/>trExterior1st :: !String,</text:p>
          </table:table-cell>
          <table:table-cell table:formula="of:=&quot;  (VarStr &quot;&quot;&quot;&amp;[.A24]&amp;&quot;&quot;&quot;, &quot;&amp;IF([.B24]=&quot;IntOrNull&quot;;&quot;toValue . &quot;;&quot;ValStr . &quot;)&amp;&quot;tr&quot;&amp;[.A24]&amp;&quot;),&quot;" office:value-type="string" office:string-value="  (VarStr &quot;Exterior1st&quot;, ValStr . trExterior1st)," calcext:value-type="string">
            <text:p><text:s text:c="2"/>(VarStr "Exterior1st", ValStr . trExterior1st),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String</text:p>
          </table:table-cell>
          <table:table-cell table:formula="of:= &quot;  tr&quot;&amp;[.A25]&amp;&quot; :: !&quot;&amp;[.B25]&amp;&quot;,&quot;" office:value-type="string" office:string-value="  trExterior2nd :: !String," calcext:value-type="string">
            <text:p><text:s text:c="2"/>trExterior2nd :: !String,</text:p>
          </table:table-cell>
          <table:table-cell table:formula="of:=&quot;  (VarStr &quot;&quot;&quot;&amp;[.A25]&amp;&quot;&quot;&quot;, &quot;&amp;IF([.B25]=&quot;IntOrNull&quot;;&quot;toValue . &quot;;&quot;ValStr . &quot;)&amp;&quot;tr&quot;&amp;[.A25]&amp;&quot;),&quot;" office:value-type="string" office:string-value="  (VarStr &quot;Exterior2nd&quot;, ValStr . trExterior2nd)," calcext:value-type="string">
            <text:p><text:s text:c="2"/>(VarStr "Exterior2nd", ValStr . trExterior2nd),</text:p>
          </table:table-cell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String</text:p>
          </table:table-cell>
          <table:table-cell table:formula="of:= &quot;  tr&quot;&amp;[.A26]&amp;&quot; :: !&quot;&amp;[.B26]&amp;&quot;,&quot;" office:value-type="string" office:string-value="  trMasVnrType :: !String," calcext:value-type="string">
            <text:p><text:s text:c="2"/>trMasVnrType :: !String,</text:p>
          </table:table-cell>
          <table:table-cell table:formula="of:=&quot;  (VarStr &quot;&quot;&quot;&amp;[.A26]&amp;&quot;&quot;&quot;, &quot;&amp;IF([.B26]=&quot;IntOrNull&quot;;&quot;toValue . &quot;;&quot;ValStr . &quot;)&amp;&quot;tr&quot;&amp;[.A26]&amp;&quot;),&quot;" office:value-type="string" office:string-value="  (VarStr &quot;MasVnrType&quot;, ValStr . trMasVnrType)," calcext:value-type="string">
            <text:p><text:s text:c="2"/>(VarStr "MasVnrType", ValStr . trMasVnrType),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String</text:p>
          </table:table-cell>
          <table:table-cell table:formula="of:= &quot;  tr&quot;&amp;[.A27]&amp;&quot; :: !&quot;&amp;[.B27]&amp;&quot;,&quot;" office:value-type="string" office:string-value="  trMasVnrArea :: !String," calcext:value-type="string">
            <text:p><text:s text:c="2"/>trMasVnrArea :: !String,</text:p>
          </table:table-cell>
          <table:table-cell table:formula="of:=&quot;  (VarStr &quot;&quot;&quot;&amp;[.A27]&amp;&quot;&quot;&quot;, &quot;&amp;IF([.B27]=&quot;IntOrNull&quot;;&quot;toValue . &quot;;&quot;ValStr . &quot;)&amp;&quot;tr&quot;&amp;[.A27]&amp;&quot;),&quot;" office:value-type="string" office:string-value="  (VarStr &quot;MasVnrArea&quot;, ValStr . trMasVnrArea)," calcext:value-type="string">
            <text:p><text:s text:c="2"/>(VarStr "MasVnrArea", ValStr . trMasVnrArea),</text:p>
          </table:table-cell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String</text:p>
          </table:table-cell>
          <table:table-cell table:formula="of:= &quot;  tr&quot;&amp;[.A28]&amp;&quot; :: !&quot;&amp;[.B28]&amp;&quot;,&quot;" office:value-type="string" office:string-value="  trExterQual :: !String," calcext:value-type="string">
            <text:p><text:s text:c="2"/>trExterQual :: !String,</text:p>
          </table:table-cell>
          <table:table-cell table:formula="of:=&quot;  (VarStr &quot;&quot;&quot;&amp;[.A28]&amp;&quot;&quot;&quot;, &quot;&amp;IF([.B28]=&quot;IntOrNull&quot;;&quot;toValue . &quot;;&quot;ValStr . &quot;)&amp;&quot;tr&quot;&amp;[.A28]&amp;&quot;),&quot;" office:value-type="string" office:string-value="  (VarStr &quot;ExterQual&quot;, ValStr . trExterQual)," calcext:value-type="string">
            <text:p><text:s text:c="2"/>(VarStr "ExterQual", ValStr . trExterQual),</text:p>
          </table:table-cell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String</text:p>
          </table:table-cell>
          <table:table-cell table:formula="of:= &quot;  tr&quot;&amp;[.A29]&amp;&quot; :: !&quot;&amp;[.B29]&amp;&quot;,&quot;" office:value-type="string" office:string-value="  trExterCond :: !String," calcext:value-type="string">
            <text:p><text:s text:c="2"/>trExterCond :: !String,</text:p>
          </table:table-cell>
          <table:table-cell table:formula="of:=&quot;  (VarStr &quot;&quot;&quot;&amp;[.A29]&amp;&quot;&quot;&quot;, &quot;&amp;IF([.B29]=&quot;IntOrNull&quot;;&quot;toValue . &quot;;&quot;ValStr . &quot;)&amp;&quot;tr&quot;&amp;[.A29]&amp;&quot;),&quot;" office:value-type="string" office:string-value="  (VarStr &quot;ExterCond&quot;, ValStr . trExterCond)," calcext:value-type="string">
            <text:p><text:s text:c="2"/>(VarStr "ExterCond", ValStr . trExterCond),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String</text:p>
          </table:table-cell>
          <table:table-cell table:formula="of:= &quot;  tr&quot;&amp;[.A30]&amp;&quot; :: !&quot;&amp;[.B30]&amp;&quot;,&quot;" office:value-type="string" office:string-value="  trFoundation :: !String," calcext:value-type="string">
            <text:p><text:s text:c="2"/>trFoundation :: !String,</text:p>
          </table:table-cell>
          <table:table-cell table:formula="of:=&quot;  (VarStr &quot;&quot;&quot;&amp;[.A30]&amp;&quot;&quot;&quot;, &quot;&amp;IF([.B30]=&quot;IntOrNull&quot;;&quot;toValue . &quot;;&quot;ValStr . &quot;)&amp;&quot;tr&quot;&amp;[.A30]&amp;&quot;),&quot;" office:value-type="string" office:string-value="  (VarStr &quot;Foundation&quot;, ValStr . trFoundation)," calcext:value-type="string">
            <text:p><text:s text:c="2"/>(VarStr "Foundation", ValStr . trFoundation),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String</text:p>
          </table:table-cell>
          <table:table-cell table:formula="of:= &quot;  tr&quot;&amp;[.A31]&amp;&quot; :: !&quot;&amp;[.B31]&amp;&quot;,&quot;" office:value-type="string" office:string-value="  trBsmtQual :: !String," calcext:value-type="string">
            <text:p><text:s text:c="2"/>trBsmtQual :: !String,</text:p>
          </table:table-cell>
          <table:table-cell table:formula="of:=&quot;  (VarStr &quot;&quot;&quot;&amp;[.A31]&amp;&quot;&quot;&quot;, &quot;&amp;IF([.B31]=&quot;IntOrNull&quot;;&quot;toValue . &quot;;&quot;ValStr . &quot;)&amp;&quot;tr&quot;&amp;[.A31]&amp;&quot;),&quot;" office:value-type="string" office:string-value="  (VarStr &quot;BsmtQual&quot;, ValStr . trBsmtQual)," calcext:value-type="string">
            <text:p><text:s text:c="2"/>(VarStr "BsmtQual", ValStr . trBsmtQual),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String</text:p>
          </table:table-cell>
          <table:table-cell table:formula="of:= &quot;  tr&quot;&amp;[.A32]&amp;&quot; :: !&quot;&amp;[.B32]&amp;&quot;,&quot;" office:value-type="string" office:string-value="  trBsmtCond :: !String," calcext:value-type="string">
            <text:p><text:s text:c="2"/>trBsmtCond :: !String,</text:p>
          </table:table-cell>
          <table:table-cell table:formula="of:=&quot;  (VarStr &quot;&quot;&quot;&amp;[.A32]&amp;&quot;&quot;&quot;, &quot;&amp;IF([.B32]=&quot;IntOrNull&quot;;&quot;toValue . &quot;;&quot;ValStr . &quot;)&amp;&quot;tr&quot;&amp;[.A32]&amp;&quot;),&quot;" office:value-type="string" office:string-value="  (VarStr &quot;BsmtCond&quot;, ValStr . trBsmtCond)," calcext:value-type="string">
            <text:p><text:s text:c="2"/>(VarStr "BsmtCond", ValStr . trBsmtCond),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String</text:p>
          </table:table-cell>
          <table:table-cell table:formula="of:= &quot;  tr&quot;&amp;[.A33]&amp;&quot; :: !&quot;&amp;[.B33]&amp;&quot;,&quot;" office:value-type="string" office:string-value="  trBsmtExposure :: !String," calcext:value-type="string">
            <text:p><text:s text:c="2"/>trBsmtExposure :: !String,</text:p>
          </table:table-cell>
          <table:table-cell table:formula="of:=&quot;  (VarStr &quot;&quot;&quot;&amp;[.A33]&amp;&quot;&quot;&quot;, &quot;&amp;IF([.B33]=&quot;IntOrNull&quot;;&quot;toValue . &quot;;&quot;ValStr . &quot;)&amp;&quot;tr&quot;&amp;[.A33]&amp;&quot;),&quot;" office:value-type="string" office:string-value="  (VarStr &quot;BsmtExposure&quot;, ValStr . trBsmtExposure)," calcext:value-type="string">
            <text:p><text:s text:c="2"/>(VarStr "BsmtExposure", ValStr . trBsmtExposure),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String</text:p>
          </table:table-cell>
          <table:table-cell table:formula="of:= &quot;  tr&quot;&amp;[.A34]&amp;&quot; :: !&quot;&amp;[.B34]&amp;&quot;,&quot;" office:value-type="string" office:string-value="  trBsmtFinType1 :: !String," calcext:value-type="string">
            <text:p><text:s text:c="2"/>trBsmtFinType1 :: !String,</text:p>
          </table:table-cell>
          <table:table-cell table:formula="of:=&quot;  (VarStr &quot;&quot;&quot;&amp;[.A34]&amp;&quot;&quot;&quot;, &quot;&amp;IF([.B34]=&quot;IntOrNull&quot;;&quot;toValue . &quot;;&quot;ValStr . &quot;)&amp;&quot;tr&quot;&amp;[.A34]&amp;&quot;),&quot;" office:value-type="string" office:string-value="  (VarStr &quot;BsmtFinType1&quot;, ValStr . trBsmtFinType1)," calcext:value-type="string">
            <text:p><text:s text:c="2"/>(VarStr "BsmtFinType1", ValStr . trBsmtFinType1),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IntOrNull</text:p>
          </table:table-cell>
          <table:table-cell table:formula="of:= &quot;  tr&quot;&amp;[.A35]&amp;&quot; :: !&quot;&amp;[.B35]&amp;&quot;,&quot;" office:value-type="string" office:string-value="  trBsmtFinSF1 :: !IntOrNull," calcext:value-type="string">
            <text:p><text:s text:c="2"/>trBsmtFinSF1 :: !IntOrNull,</text:p>
          </table:table-cell>
          <table:table-cell table:formula="of:=&quot;  (VarStr &quot;&quot;&quot;&amp;[.A35]&amp;&quot;&quot;&quot;, &quot;&amp;IF([.B35]=&quot;IntOrNull&quot;;&quot;toValue . &quot;;&quot;ValStr . &quot;)&amp;&quot;tr&quot;&amp;[.A35]&amp;&quot;),&quot;" office:value-type="string" office:string-value="  (VarStr &quot;BsmtFinSF1&quot;, toValue . trBsmtFinSF1)," calcext:value-type="string">
            <text:p><text:s text:c="2"/>(VarStr "BsmtFinSF1", toValue . trBsmtFinSF1),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String</text:p>
          </table:table-cell>
          <table:table-cell table:formula="of:= &quot;  tr&quot;&amp;[.A36]&amp;&quot; :: !&quot;&amp;[.B36]&amp;&quot;,&quot;" office:value-type="string" office:string-value="  trBsmtFinType2 :: !String," calcext:value-type="string">
            <text:p><text:s text:c="2"/>trBsmtFinType2 :: !String,</text:p>
          </table:table-cell>
          <table:table-cell table:formula="of:=&quot;  (VarStr &quot;&quot;&quot;&amp;[.A36]&amp;&quot;&quot;&quot;, &quot;&amp;IF([.B36]=&quot;IntOrNull&quot;;&quot;toValue . &quot;;&quot;ValStr . &quot;)&amp;&quot;tr&quot;&amp;[.A36]&amp;&quot;),&quot;" office:value-type="string" office:string-value="  (VarStr &quot;BsmtFinType2&quot;, ValStr . trBsmtFinType2)," calcext:value-type="string">
            <text:p><text:s text:c="2"/>(VarStr "BsmtFinType2", ValStr . trBsmtFinType2),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IntOrNull</text:p>
          </table:table-cell>
          <table:table-cell table:formula="of:= &quot;  tr&quot;&amp;[.A37]&amp;&quot; :: !&quot;&amp;[.B37]&amp;&quot;,&quot;" office:value-type="string" office:string-value="  trBsmtFinSF2 :: !IntOrNull," calcext:value-type="string">
            <text:p><text:s text:c="2"/>trBsmtFinSF2 :: !IntOrNull,</text:p>
          </table:table-cell>
          <table:table-cell table:formula="of:=&quot;  (VarStr &quot;&quot;&quot;&amp;[.A37]&amp;&quot;&quot;&quot;, &quot;&amp;IF([.B37]=&quot;IntOrNull&quot;;&quot;toValue . &quot;;&quot;ValStr . &quot;)&amp;&quot;tr&quot;&amp;[.A37]&amp;&quot;),&quot;" office:value-type="string" office:string-value="  (VarStr &quot;BsmtFinSF2&quot;, toValue . trBsmtFinSF2)," calcext:value-type="string">
            <text:p><text:s text:c="2"/>(VarStr "BsmtFinSF2", toValue . trBsmtFinSF2),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IntOrNull</text:p>
          </table:table-cell>
          <table:table-cell table:formula="of:= &quot;  tr&quot;&amp;[.A38]&amp;&quot; :: !&quot;&amp;[.B38]&amp;&quot;,&quot;" office:value-type="string" office:string-value="  trBsmtUnfSF :: !IntOrNull," calcext:value-type="string">
            <text:p><text:s text:c="2"/>trBsmtUnfSF :: !IntOrNull,</text:p>
          </table:table-cell>
          <table:table-cell table:formula="of:=&quot;  (VarStr &quot;&quot;&quot;&amp;[.A38]&amp;&quot;&quot;&quot;, &quot;&amp;IF([.B38]=&quot;IntOrNull&quot;;&quot;toValue . &quot;;&quot;ValStr . &quot;)&amp;&quot;tr&quot;&amp;[.A38]&amp;&quot;),&quot;" office:value-type="string" office:string-value="  (VarStr &quot;BsmtUnfSF&quot;, toValue . trBsmtUnfSF)," calcext:value-type="string">
            <text:p><text:s text:c="2"/>(VarStr "BsmtUnfSF", toValue . trBsmtUnfSF),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IntOrNull</text:p>
          </table:table-cell>
          <table:table-cell table:formula="of:= &quot;  tr&quot;&amp;[.A39]&amp;&quot; :: !&quot;&amp;[.B39]&amp;&quot;,&quot;" office:value-type="string" office:string-value="  trTotalBsmtSF :: !IntOrNull," calcext:value-type="string">
            <text:p><text:s text:c="2"/>trTotalBsmtSF :: !IntOrNull,</text:p>
          </table:table-cell>
          <table:table-cell table:formula="of:=&quot;  (VarStr &quot;&quot;&quot;&amp;[.A39]&amp;&quot;&quot;&quot;, &quot;&amp;IF([.B39]=&quot;IntOrNull&quot;;&quot;toValue . &quot;;&quot;ValStr . &quot;)&amp;&quot;tr&quot;&amp;[.A39]&amp;&quot;),&quot;" office:value-type="string" office:string-value="  (VarStr &quot;TotalBsmtSF&quot;, toValue . trTotalBsmtSF)," calcext:value-type="string">
            <text:p><text:s text:c="2"/>(VarStr "TotalBsmtSF", toValue . trTotalBsmtSF),</text:p>
          </table:table-cell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String</text:p>
          </table:table-cell>
          <table:table-cell table:formula="of:= &quot;  tr&quot;&amp;[.A40]&amp;&quot; :: !&quot;&amp;[.B40]&amp;&quot;,&quot;" office:value-type="string" office:string-value="  trHeating :: !String," calcext:value-type="string">
            <text:p><text:s text:c="2"/>trHeating :: !String,</text:p>
          </table:table-cell>
          <table:table-cell table:formula="of:=&quot;  (VarStr &quot;&quot;&quot;&amp;[.A40]&amp;&quot;&quot;&quot;, &quot;&amp;IF([.B40]=&quot;IntOrNull&quot;;&quot;toValue . &quot;;&quot;ValStr . &quot;)&amp;&quot;tr&quot;&amp;[.A40]&amp;&quot;),&quot;" office:value-type="string" office:string-value="  (VarStr &quot;Heating&quot;, ValStr . trHeating)," calcext:value-type="string">
            <text:p><text:s text:c="2"/>(VarStr "Heating", ValStr . trHeating),</text:p>
          </table:table-cell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String</text:p>
          </table:table-cell>
          <table:table-cell table:formula="of:= &quot;  tr&quot;&amp;[.A41]&amp;&quot; :: !&quot;&amp;[.B41]&amp;&quot;,&quot;" office:value-type="string" office:string-value="  trHeatingQC :: !String," calcext:value-type="string">
            <text:p><text:s text:c="2"/>trHeatingQC :: !String,</text:p>
          </table:table-cell>
          <table:table-cell table:formula="of:=&quot;  (VarStr &quot;&quot;&quot;&amp;[.A41]&amp;&quot;&quot;&quot;, &quot;&amp;IF([.B41]=&quot;IntOrNull&quot;;&quot;toValue . &quot;;&quot;ValStr . &quot;)&amp;&quot;tr&quot;&amp;[.A41]&amp;&quot;),&quot;" office:value-type="string" office:string-value="  (VarStr &quot;HeatingQC&quot;, ValStr . trHeatingQC)," calcext:value-type="string">
            <text:p><text:s text:c="2"/>(VarStr "HeatingQC", ValStr . trHeatingQC),</text:p>
          </table:table-cell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String</text:p>
          </table:table-cell>
          <table:table-cell table:formula="of:= &quot;  tr&quot;&amp;[.A42]&amp;&quot; :: !&quot;&amp;[.B42]&amp;&quot;,&quot;" office:value-type="string" office:string-value="  trCentralAir :: !String," calcext:value-type="string">
            <text:p><text:s text:c="2"/>trCentralAir :: !String,</text:p>
          </table:table-cell>
          <table:table-cell table:formula="of:=&quot;  (VarStr &quot;&quot;&quot;&amp;[.A42]&amp;&quot;&quot;&quot;, &quot;&amp;IF([.B42]=&quot;IntOrNull&quot;;&quot;toValue . &quot;;&quot;ValStr . &quot;)&amp;&quot;tr&quot;&amp;[.A42]&amp;&quot;),&quot;" office:value-type="string" office:string-value="  (VarStr &quot;CentralAir&quot;, ValStr . trCentralAir)," calcext:value-type="string">
            <text:p><text:s text:c="2"/>(VarStr "CentralAir", ValStr . trCentralAir),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String</text:p>
          </table:table-cell>
          <table:table-cell table:formula="of:= &quot;  tr&quot;&amp;[.A43]&amp;&quot; :: !&quot;&amp;[.B43]&amp;&quot;,&quot;" office:value-type="string" office:string-value="  trElectrical :: !String," calcext:value-type="string">
            <text:p><text:s text:c="2"/>trElectrical :: !String,</text:p>
          </table:table-cell>
          <table:table-cell table:formula="of:=&quot;  (VarStr &quot;&quot;&quot;&amp;[.A43]&amp;&quot;&quot;&quot;, &quot;&amp;IF([.B43]=&quot;IntOrNull&quot;;&quot;toValue . &quot;;&quot;ValStr . &quot;)&amp;&quot;tr&quot;&amp;[.A43]&amp;&quot;),&quot;" office:value-type="string" office:string-value="  (VarStr &quot;Electrical&quot;, ValStr . trElectrical)," calcext:value-type="string">
            <text:p><text:s text:c="2"/>(VarStr "Electrical", ValStr . trElectrical),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IntOrNull</text:p>
          </table:table-cell>
          <table:table-cell table:formula="of:= &quot;  tr&quot;&amp;[.A44]&amp;&quot; :: !&quot;&amp;[.B44]&amp;&quot;,&quot;" office:value-type="string" office:string-value="  tr1stFlrSF :: !IntOrNull," calcext:value-type="string">
            <text:p><text:s text:c="2"/>tr1stFlrSF :: !IntOrNull,</text:p>
          </table:table-cell>
          <table:table-cell table:formula="of:=&quot;  (VarStr &quot;&quot;&quot;&amp;[.A44]&amp;&quot;&quot;&quot;, &quot;&amp;IF([.B44]=&quot;IntOrNull&quot;;&quot;toValue . &quot;;&quot;ValStr . &quot;)&amp;&quot;tr&quot;&amp;[.A44]&amp;&quot;),&quot;" office:value-type="string" office:string-value="  (VarStr &quot;1stFlrSF&quot;, toValue . tr1stFlrSF)," calcext:value-type="string">
            <text:p><text:s text:c="2"/>(VarStr "1stFlrSF", toValue . tr1stFlrSF),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IntOrNull</text:p>
          </table:table-cell>
          <table:table-cell table:formula="of:= &quot;  tr&quot;&amp;[.A45]&amp;&quot; :: !&quot;&amp;[.B45]&amp;&quot;,&quot;" office:value-type="string" office:string-value="  tr2ndFlrSF :: !IntOrNull," calcext:value-type="string">
            <text:p><text:s text:c="2"/>tr2ndFlrSF :: !IntOrNull,</text:p>
          </table:table-cell>
          <table:table-cell table:formula="of:=&quot;  (VarStr &quot;&quot;&quot;&amp;[.A45]&amp;&quot;&quot;&quot;, &quot;&amp;IF([.B45]=&quot;IntOrNull&quot;;&quot;toValue . &quot;;&quot;ValStr . &quot;)&amp;&quot;tr&quot;&amp;[.A45]&amp;&quot;),&quot;" office:value-type="string" office:string-value="  (VarStr &quot;2ndFlrSF&quot;, toValue . tr2ndFlrSF)," calcext:value-type="string">
            <text:p><text:s text:c="2"/>(VarStr "2ndFlrSF", toValue . tr2ndFlrSF),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IntOrNull</text:p>
          </table:table-cell>
          <table:table-cell table:formula="of:= &quot;  tr&quot;&amp;[.A46]&amp;&quot; :: !&quot;&amp;[.B46]&amp;&quot;,&quot;" office:value-type="string" office:string-value="  trLowQualFinSF :: !IntOrNull," calcext:value-type="string">
            <text:p><text:s text:c="2"/>trLowQualFinSF :: !IntOrNull,</text:p>
          </table:table-cell>
          <table:table-cell table:formula="of:=&quot;  (VarStr &quot;&quot;&quot;&amp;[.A46]&amp;&quot;&quot;&quot;, &quot;&amp;IF([.B46]=&quot;IntOrNull&quot;;&quot;toValue . &quot;;&quot;ValStr . &quot;)&amp;&quot;tr&quot;&amp;[.A46]&amp;&quot;),&quot;" office:value-type="string" office:string-value="  (VarStr &quot;LowQualFinSF&quot;, toValue . trLowQualFinSF)," calcext:value-type="string">
            <text:p><text:s text:c="2"/>(VarStr "LowQualFinSF", toValue . trLowQualFinSF),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IntOrNull</text:p>
          </table:table-cell>
          <table:table-cell table:formula="of:= &quot;  tr&quot;&amp;[.A47]&amp;&quot; :: !&quot;&amp;[.B47]&amp;&quot;,&quot;" office:value-type="string" office:string-value="  trGrLivArea :: !IntOrNull," calcext:value-type="string">
            <text:p><text:s text:c="2"/>trGrLivArea :: !IntOrNull,</text:p>
          </table:table-cell>
          <table:table-cell table:formula="of:=&quot;  (VarStr &quot;&quot;&quot;&amp;[.A47]&amp;&quot;&quot;&quot;, &quot;&amp;IF([.B47]=&quot;IntOrNull&quot;;&quot;toValue . &quot;;&quot;ValStr . &quot;)&amp;&quot;tr&quot;&amp;[.A47]&amp;&quot;),&quot;" office:value-type="string" office:string-value="  (VarStr &quot;GrLivArea&quot;, toValue . trGrLivArea)," calcext:value-type="string">
            <text:p><text:s text:c="2"/>(VarStr "GrLivArea", toValue . trGrLivArea),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IntOrNull</text:p>
          </table:table-cell>
          <table:table-cell table:formula="of:= &quot;  tr&quot;&amp;[.A48]&amp;&quot; :: !&quot;&amp;[.B48]&amp;&quot;,&quot;" office:value-type="string" office:string-value="  trBsmtFullBath :: !IntOrNull," calcext:value-type="string">
            <text:p><text:s text:c="2"/>trBsmtFullBath :: !IntOrNull,</text:p>
          </table:table-cell>
          <table:table-cell table:formula="of:=&quot;  (VarStr &quot;&quot;&quot;&amp;[.A48]&amp;&quot;&quot;&quot;, &quot;&amp;IF([.B48]=&quot;IntOrNull&quot;;&quot;toValue . &quot;;&quot;ValStr . &quot;)&amp;&quot;tr&quot;&amp;[.A48]&amp;&quot;),&quot;" office:value-type="string" office:string-value="  (VarStr &quot;BsmtFullBath&quot;, toValue . trBsmtFullBath)," calcext:value-type="string">
            <text:p><text:s text:c="2"/>(VarStr "BsmtFullBath", toValue . trBsmtFullBath),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IntOrNull</text:p>
          </table:table-cell>
          <table:table-cell table:formula="of:= &quot;  tr&quot;&amp;[.A49]&amp;&quot; :: !&quot;&amp;[.B49]&amp;&quot;,&quot;" office:value-type="string" office:string-value="  trBsmtHalfBath :: !IntOrNull," calcext:value-type="string">
            <text:p><text:s text:c="2"/>trBsmtHalfBath :: !IntOrNull,</text:p>
          </table:table-cell>
          <table:table-cell table:formula="of:=&quot;  (VarStr &quot;&quot;&quot;&amp;[.A49]&amp;&quot;&quot;&quot;, &quot;&amp;IF([.B49]=&quot;IntOrNull&quot;;&quot;toValue . &quot;;&quot;ValStr . &quot;)&amp;&quot;tr&quot;&amp;[.A49]&amp;&quot;),&quot;" office:value-type="string" office:string-value="  (VarStr &quot;BsmtHalfBath&quot;, toValue . trBsmtHalfBath)," calcext:value-type="string">
            <text:p><text:s text:c="2"/>(VarStr "BsmtHalfBath", toValue . trBsmtHalfBath),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IntOrNull</text:p>
          </table:table-cell>
          <table:table-cell table:formula="of:= &quot;  tr&quot;&amp;[.A50]&amp;&quot; :: !&quot;&amp;[.B50]&amp;&quot;,&quot;" office:value-type="string" office:string-value="  trFullBath :: !IntOrNull," calcext:value-type="string">
            <text:p><text:s text:c="2"/>trFullBath :: !IntOrNull,</text:p>
          </table:table-cell>
          <table:table-cell table:formula="of:=&quot;  (VarStr &quot;&quot;&quot;&amp;[.A50]&amp;&quot;&quot;&quot;, &quot;&amp;IF([.B50]=&quot;IntOrNull&quot;;&quot;toValue . &quot;;&quot;ValStr . &quot;)&amp;&quot;tr&quot;&amp;[.A50]&amp;&quot;),&quot;" office:value-type="string" office:string-value="  (VarStr &quot;FullBath&quot;, toValue . trFullBath)," calcext:value-type="string">
            <text:p><text:s text:c="2"/>(VarStr "FullBath", toValue . trFullBath),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IntOrNull</text:p>
          </table:table-cell>
          <table:table-cell table:formula="of:= &quot;  tr&quot;&amp;[.A51]&amp;&quot; :: !&quot;&amp;[.B51]&amp;&quot;,&quot;" office:value-type="string" office:string-value="  trHalfBath :: !IntOrNull," calcext:value-type="string">
            <text:p><text:s text:c="2"/>trHalfBath :: !IntOrNull,</text:p>
          </table:table-cell>
          <table:table-cell table:formula="of:=&quot;  (VarStr &quot;&quot;&quot;&amp;[.A51]&amp;&quot;&quot;&quot;, &quot;&amp;IF([.B51]=&quot;IntOrNull&quot;;&quot;toValue . &quot;;&quot;ValStr . &quot;)&amp;&quot;tr&quot;&amp;[.A51]&amp;&quot;),&quot;" office:value-type="string" office:string-value="  (VarStr &quot;HalfBath&quot;, toValue . trHalfBath)," calcext:value-type="string">
            <text:p><text:s text:c="2"/>(VarStr "HalfBath", toValue . trHalfBath),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IntOrNull</text:p>
          </table:table-cell>
          <table:table-cell table:formula="of:= &quot;  tr&quot;&amp;[.A52]&amp;&quot; :: !&quot;&amp;[.B52]&amp;&quot;,&quot;" office:value-type="string" office:string-value="  trBedroomAbvGr :: !IntOrNull," calcext:value-type="string">
            <text:p><text:s text:c="2"/>trBedroomAbvGr :: !IntOrNull,</text:p>
          </table:table-cell>
          <table:table-cell table:formula="of:=&quot;  (VarStr &quot;&quot;&quot;&amp;[.A52]&amp;&quot;&quot;&quot;, &quot;&amp;IF([.B52]=&quot;IntOrNull&quot;;&quot;toValue . &quot;;&quot;ValStr . &quot;)&amp;&quot;tr&quot;&amp;[.A52]&amp;&quot;),&quot;" office:value-type="string" office:string-value="  (VarStr &quot;BedroomAbvGr&quot;, toValue . trBedroomAbvGr)," calcext:value-type="string">
            <text:p><text:s text:c="2"/>(VarStr "BedroomAbvGr", toValue . trBedroomAbvGr),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IntOrNull</text:p>
          </table:table-cell>
          <table:table-cell table:formula="of:= &quot;  tr&quot;&amp;[.A53]&amp;&quot; :: !&quot;&amp;[.B53]&amp;&quot;,&quot;" office:value-type="string" office:string-value="  trKitchenAbvGr :: !IntOrNull," calcext:value-type="string">
            <text:p><text:s text:c="2"/>trKitchenAbvGr :: !IntOrNull,</text:p>
          </table:table-cell>
          <table:table-cell table:formula="of:=&quot;  (VarStr &quot;&quot;&quot;&amp;[.A53]&amp;&quot;&quot;&quot;, &quot;&amp;IF([.B53]=&quot;IntOrNull&quot;;&quot;toValue . &quot;;&quot;ValStr . &quot;)&amp;&quot;tr&quot;&amp;[.A53]&amp;&quot;),&quot;" office:value-type="string" office:string-value="  (VarStr &quot;KitchenAbvGr&quot;, toValue . trKitchenAbvGr)," calcext:value-type="string">
            <text:p><text:s text:c="2"/>(VarStr "KitchenAbvGr", toValue . trKitchenAbvGr),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String</text:p>
          </table:table-cell>
          <table:table-cell table:formula="of:= &quot;  tr&quot;&amp;[.A54]&amp;&quot; :: !&quot;&amp;[.B54]&amp;&quot;,&quot;" office:value-type="string" office:string-value="  trKitchenQual :: !String," calcext:value-type="string">
            <text:p><text:s text:c="2"/>trKitchenQual :: !String,</text:p>
          </table:table-cell>
          <table:table-cell table:formula="of:=&quot;  (VarStr &quot;&quot;&quot;&amp;[.A54]&amp;&quot;&quot;&quot;, &quot;&amp;IF([.B54]=&quot;IntOrNull&quot;;&quot;toValue . &quot;;&quot;ValStr . &quot;)&amp;&quot;tr&quot;&amp;[.A54]&amp;&quot;),&quot;" office:value-type="string" office:string-value="  (VarStr &quot;KitchenQual&quot;, ValStr . trKitchenQual)," calcext:value-type="string">
            <text:p><text:s text:c="2"/>(VarStr "KitchenQual", ValStr . trKitchenQual),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IntOrNull</text:p>
          </table:table-cell>
          <table:table-cell table:formula="of:= &quot;  tr&quot;&amp;[.A55]&amp;&quot; :: !&quot;&amp;[.B55]&amp;&quot;,&quot;" office:value-type="string" office:string-value="  trTotRmsAbvGrd :: !IntOrNull," calcext:value-type="string">
            <text:p><text:s text:c="2"/>trTotRmsAbvGrd :: !IntOrNull,</text:p>
          </table:table-cell>
          <table:table-cell table:formula="of:=&quot;  (VarStr &quot;&quot;&quot;&amp;[.A55]&amp;&quot;&quot;&quot;, &quot;&amp;IF([.B55]=&quot;IntOrNull&quot;;&quot;toValue . &quot;;&quot;ValStr . &quot;)&amp;&quot;tr&quot;&amp;[.A55]&amp;&quot;),&quot;" office:value-type="string" office:string-value="  (VarStr &quot;TotRmsAbvGrd&quot;, toValue . trTotRmsAbvGrd)," calcext:value-type="string">
            <text:p><text:s text:c="2"/>(VarStr "TotRmsAbvGrd", toValue . trTotRmsAbvGrd),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tring</text:p>
          </table:table-cell>
          <table:table-cell table:formula="of:= &quot;  tr&quot;&amp;[.A56]&amp;&quot; :: !&quot;&amp;[.B56]&amp;&quot;,&quot;" office:value-type="string" office:string-value="  trFunctional :: !String," calcext:value-type="string">
            <text:p><text:s text:c="2"/>trFunctional :: !String,</text:p>
          </table:table-cell>
          <table:table-cell table:formula="of:=&quot;  (VarStr &quot;&quot;&quot;&amp;[.A56]&amp;&quot;&quot;&quot;, &quot;&amp;IF([.B56]=&quot;IntOrNull&quot;;&quot;toValue . &quot;;&quot;ValStr . &quot;)&amp;&quot;tr&quot;&amp;[.A56]&amp;&quot;),&quot;" office:value-type="string" office:string-value="  (VarStr &quot;Functional&quot;, ValStr . trFunctional)," calcext:value-type="string">
            <text:p><text:s text:c="2"/>(VarStr "Functional", ValStr . trFunctional),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IntOrNull</text:p>
          </table:table-cell>
          <table:table-cell table:formula="of:= &quot;  tr&quot;&amp;[.A57]&amp;&quot; :: !&quot;&amp;[.B57]&amp;&quot;,&quot;" office:value-type="string" office:string-value="  trFireplaces :: !IntOrNull," calcext:value-type="string">
            <text:p><text:s text:c="2"/>trFireplaces :: !IntOrNull,</text:p>
          </table:table-cell>
          <table:table-cell table:formula="of:=&quot;  (VarStr &quot;&quot;&quot;&amp;[.A57]&amp;&quot;&quot;&quot;, &quot;&amp;IF([.B57]=&quot;IntOrNull&quot;;&quot;toValue . &quot;;&quot;ValStr . &quot;)&amp;&quot;tr&quot;&amp;[.A57]&amp;&quot;),&quot;" office:value-type="string" office:string-value="  (VarStr &quot;Fireplaces&quot;, toValue . trFireplaces)," calcext:value-type="string">
            <text:p><text:s text:c="2"/>(VarStr "Fireplaces", toValue . trFireplaces),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String</text:p>
          </table:table-cell>
          <table:table-cell table:formula="of:= &quot;  tr&quot;&amp;[.A58]&amp;&quot; :: !&quot;&amp;[.B58]&amp;&quot;,&quot;" office:value-type="string" office:string-value="  trFireplaceQu :: !String," calcext:value-type="string">
            <text:p><text:s text:c="2"/>trFireplaceQu :: !String,</text:p>
          </table:table-cell>
          <table:table-cell table:formula="of:=&quot;  (VarStr &quot;&quot;&quot;&amp;[.A58]&amp;&quot;&quot;&quot;, &quot;&amp;IF([.B58]=&quot;IntOrNull&quot;;&quot;toValue . &quot;;&quot;ValStr . &quot;)&amp;&quot;tr&quot;&amp;[.A58]&amp;&quot;),&quot;" office:value-type="string" office:string-value="  (VarStr &quot;FireplaceQu&quot;, ValStr . trFireplaceQu)," calcext:value-type="string">
            <text:p><text:s text:c="2"/>(VarStr "FireplaceQu", ValStr . trFireplaceQu),</text:p>
          </table:table-cell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String</text:p>
          </table:table-cell>
          <table:table-cell table:formula="of:= &quot;  tr&quot;&amp;[.A59]&amp;&quot; :: !&quot;&amp;[.B59]&amp;&quot;,&quot;" office:value-type="string" office:string-value="  trGarageType :: !String," calcext:value-type="string">
            <text:p><text:s text:c="2"/>trGarageType :: !String,</text:p>
          </table:table-cell>
          <table:table-cell table:formula="of:=&quot;  (VarStr &quot;&quot;&quot;&amp;[.A59]&amp;&quot;&quot;&quot;, &quot;&amp;IF([.B59]=&quot;IntOrNull&quot;;&quot;toValue . &quot;;&quot;ValStr . &quot;)&amp;&quot;tr&quot;&amp;[.A59]&amp;&quot;),&quot;" office:value-type="string" office:string-value="  (VarStr &quot;GarageType&quot;, ValStr . trGarageType)," calcext:value-type="string">
            <text:p><text:s text:c="2"/>(VarStr "GarageType", ValStr . trGarageType),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String</text:p>
          </table:table-cell>
          <table:table-cell table:formula="of:= &quot;  tr&quot;&amp;[.A60]&amp;&quot; :: !&quot;&amp;[.B60]&amp;&quot;,&quot;" office:value-type="string" office:string-value="  trGarageYrBlt :: !String," calcext:value-type="string">
            <text:p><text:s text:c="2"/>trGarageYrBlt :: !String,</text:p>
          </table:table-cell>
          <table:table-cell table:formula="of:=&quot;  (VarStr &quot;&quot;&quot;&amp;[.A60]&amp;&quot;&quot;&quot;, &quot;&amp;IF([.B60]=&quot;IntOrNull&quot;;&quot;toValue . &quot;;&quot;ValStr . &quot;)&amp;&quot;tr&quot;&amp;[.A60]&amp;&quot;),&quot;" office:value-type="string" office:string-value="  (VarStr &quot;GarageYrBlt&quot;, ValStr . trGarageYrBlt)," calcext:value-type="string">
            <text:p><text:s text:c="2"/>(VarStr "GarageYrBlt", ValStr . trGarageYrBlt),</text:p>
          </table:table-cell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String</text:p>
          </table:table-cell>
          <table:table-cell table:formula="of:= &quot;  tr&quot;&amp;[.A61]&amp;&quot; :: !&quot;&amp;[.B61]&amp;&quot;,&quot;" office:value-type="string" office:string-value="  trGarageFinish :: !String," calcext:value-type="string">
            <text:p><text:s text:c="2"/>trGarageFinish :: !String,</text:p>
          </table:table-cell>
          <table:table-cell table:formula="of:=&quot;  (VarStr &quot;&quot;&quot;&amp;[.A61]&amp;&quot;&quot;&quot;, &quot;&amp;IF([.B61]=&quot;IntOrNull&quot;;&quot;toValue . &quot;;&quot;ValStr . &quot;)&amp;&quot;tr&quot;&amp;[.A61]&amp;&quot;),&quot;" office:value-type="string" office:string-value="  (VarStr &quot;GarageFinish&quot;, ValStr . trGarageFinish)," calcext:value-type="string">
            <text:p><text:s text:c="2"/>(VarStr "GarageFinish", ValStr . trGarageFinish),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IntOrNull</text:p>
          </table:table-cell>
          <table:table-cell table:formula="of:= &quot;  tr&quot;&amp;[.A62]&amp;&quot; :: !&quot;&amp;[.B62]&amp;&quot;,&quot;" office:value-type="string" office:string-value="  trGarageCars :: !IntOrNull," calcext:value-type="string">
            <text:p><text:s text:c="2"/>trGarageCars :: !IntOrNull,</text:p>
          </table:table-cell>
          <table:table-cell table:formula="of:=&quot;  (VarStr &quot;&quot;&quot;&amp;[.A62]&amp;&quot;&quot;&quot;, &quot;&amp;IF([.B62]=&quot;IntOrNull&quot;;&quot;toValue . &quot;;&quot;ValStr . &quot;)&amp;&quot;tr&quot;&amp;[.A62]&amp;&quot;),&quot;" office:value-type="string" office:string-value="  (VarStr &quot;GarageCars&quot;, toValue . trGarageCars)," calcext:value-type="string">
            <text:p><text:s text:c="2"/>(VarStr "GarageCars", toValue . trGarageCars),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IntOrNull</text:p>
          </table:table-cell>
          <table:table-cell table:formula="of:= &quot;  tr&quot;&amp;[.A63]&amp;&quot; :: !&quot;&amp;[.B63]&amp;&quot;,&quot;" office:value-type="string" office:string-value="  trGarageArea :: !IntOrNull," calcext:value-type="string">
            <text:p><text:s text:c="2"/>trGarageArea :: !IntOrNull,</text:p>
          </table:table-cell>
          <table:table-cell table:formula="of:=&quot;  (VarStr &quot;&quot;&quot;&amp;[.A63]&amp;&quot;&quot;&quot;, &quot;&amp;IF([.B63]=&quot;IntOrNull&quot;;&quot;toValue . &quot;;&quot;ValStr . &quot;)&amp;&quot;tr&quot;&amp;[.A63]&amp;&quot;),&quot;" office:value-type="string" office:string-value="  (VarStr &quot;GarageArea&quot;, toValue . trGarageArea)," calcext:value-type="string">
            <text:p><text:s text:c="2"/>(VarStr "GarageArea", toValue . trGarageArea),</text:p>
          </table:table-cell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String</text:p>
          </table:table-cell>
          <table:table-cell table:formula="of:= &quot;  tr&quot;&amp;[.A64]&amp;&quot; :: !&quot;&amp;[.B64]&amp;&quot;,&quot;" office:value-type="string" office:string-value="  trGarageQual :: !String," calcext:value-type="string">
            <text:p><text:s text:c="2"/>trGarageQual :: !String,</text:p>
          </table:table-cell>
          <table:table-cell table:formula="of:=&quot;  (VarStr &quot;&quot;&quot;&amp;[.A64]&amp;&quot;&quot;&quot;, &quot;&amp;IF([.B64]=&quot;IntOrNull&quot;;&quot;toValue . &quot;;&quot;ValStr . &quot;)&amp;&quot;tr&quot;&amp;[.A64]&amp;&quot;),&quot;" office:value-type="string" office:string-value="  (VarStr &quot;GarageQual&quot;, ValStr . trGarageQual)," calcext:value-type="string">
            <text:p><text:s text:c="2"/>(VarStr "GarageQual", ValStr . trGarageQual),</text:p>
          </table:table-cell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String</text:p>
          </table:table-cell>
          <table:table-cell table:formula="of:= &quot;  tr&quot;&amp;[.A65]&amp;&quot; :: !&quot;&amp;[.B65]&amp;&quot;,&quot;" office:value-type="string" office:string-value="  trGarageCond :: !String," calcext:value-type="string">
            <text:p><text:s text:c="2"/>trGarageCond :: !String,</text:p>
          </table:table-cell>
          <table:table-cell table:formula="of:=&quot;  (VarStr &quot;&quot;&quot;&amp;[.A65]&amp;&quot;&quot;&quot;, &quot;&amp;IF([.B65]=&quot;IntOrNull&quot;;&quot;toValue . &quot;;&quot;ValStr . &quot;)&amp;&quot;tr&quot;&amp;[.A65]&amp;&quot;),&quot;" office:value-type="string" office:string-value="  (VarStr &quot;GarageCond&quot;, ValStr . trGarageCond)," calcext:value-type="string">
            <text:p><text:s text:c="2"/>(VarStr "GarageCond", ValStr . trGarageCond),</text:p>
          </table:table-cell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String</text:p>
          </table:table-cell>
          <table:table-cell table:formula="of:= &quot;  tr&quot;&amp;[.A66]&amp;&quot; :: !&quot;&amp;[.B66]&amp;&quot;,&quot;" office:value-type="string" office:string-value="  trPavedDrive :: !String," calcext:value-type="string">
            <text:p><text:s text:c="2"/>trPavedDrive :: !String,</text:p>
          </table:table-cell>
          <table:table-cell table:formula="of:=&quot;  (VarStr &quot;&quot;&quot;&amp;[.A66]&amp;&quot;&quot;&quot;, &quot;&amp;IF([.B66]=&quot;IntOrNull&quot;;&quot;toValue . &quot;;&quot;ValStr . &quot;)&amp;&quot;tr&quot;&amp;[.A66]&amp;&quot;),&quot;" office:value-type="string" office:string-value="  (VarStr &quot;PavedDrive&quot;, ValStr . trPavedDrive)," calcext:value-type="string">
            <text:p><text:s text:c="2"/>(VarStr "PavedDrive", ValStr . trPavedDrive),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IntOrNull</text:p>
          </table:table-cell>
          <table:table-cell table:formula="of:= &quot;  tr&quot;&amp;[.A67]&amp;&quot; :: !&quot;&amp;[.B67]&amp;&quot;,&quot;" office:value-type="string" office:string-value="  trWoodDeckSF :: !IntOrNull," calcext:value-type="string">
            <text:p><text:s text:c="2"/>trWoodDeckSF :: !IntOrNull,</text:p>
          </table:table-cell>
          <table:table-cell table:formula="of:=&quot;  (VarStr &quot;&quot;&quot;&amp;[.A67]&amp;&quot;&quot;&quot;, &quot;&amp;IF([.B67]=&quot;IntOrNull&quot;;&quot;toValue . &quot;;&quot;ValStr . &quot;)&amp;&quot;tr&quot;&amp;[.A67]&amp;&quot;),&quot;" office:value-type="string" office:string-value="  (VarStr &quot;WoodDeckSF&quot;, toValue . trWoodDeckSF)," calcext:value-type="string">
            <text:p><text:s text:c="2"/>(VarStr "WoodDeckSF", toValue . trWoodDeckSF),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IntOrNull</text:p>
          </table:table-cell>
          <table:table-cell table:formula="of:= &quot;  tr&quot;&amp;[.A68]&amp;&quot; :: !&quot;&amp;[.B68]&amp;&quot;,&quot;" office:value-type="string" office:string-value="  trOpenPorchSF :: !IntOrNull," calcext:value-type="string">
            <text:p><text:s text:c="2"/>trOpenPorchSF :: !IntOrNull,</text:p>
          </table:table-cell>
          <table:table-cell table:formula="of:=&quot;  (VarStr &quot;&quot;&quot;&amp;[.A68]&amp;&quot;&quot;&quot;, &quot;&amp;IF([.B68]=&quot;IntOrNull&quot;;&quot;toValue . &quot;;&quot;ValStr . &quot;)&amp;&quot;tr&quot;&amp;[.A68]&amp;&quot;),&quot;" office:value-type="string" office:string-value="  (VarStr &quot;OpenPorchSF&quot;, toValue . trOpenPorchSF)," calcext:value-type="string">
            <text:p><text:s text:c="2"/>(VarStr "OpenPorchSF", toValue . trOpenPorchSF),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IntOrNull</text:p>
          </table:table-cell>
          <table:table-cell table:formula="of:= &quot;  tr&quot;&amp;[.A69]&amp;&quot; :: !&quot;&amp;[.B69]&amp;&quot;,&quot;" office:value-type="string" office:string-value="  trEnclosedPorch :: !IntOrNull," calcext:value-type="string">
            <text:p><text:s text:c="2"/>trEnclosedPorch :: !IntOrNull,</text:p>
          </table:table-cell>
          <table:table-cell table:formula="of:=&quot;  (VarStr &quot;&quot;&quot;&amp;[.A69]&amp;&quot;&quot;&quot;, &quot;&amp;IF([.B69]=&quot;IntOrNull&quot;;&quot;toValue . &quot;;&quot;ValStr . &quot;)&amp;&quot;tr&quot;&amp;[.A69]&amp;&quot;),&quot;" office:value-type="string" office:string-value="  (VarStr &quot;EnclosedPorch&quot;, toValue . trEnclosedPorch)," calcext:value-type="string">
            <text:p><text:s text:c="2"/>(VarStr "EnclosedPorch", toValue . trEnclosedPorch),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IntOrNull</text:p>
          </table:table-cell>
          <table:table-cell table:formula="of:= &quot;  tr&quot;&amp;[.A70]&amp;&quot; :: !&quot;&amp;[.B70]&amp;&quot;,&quot;" office:value-type="string" office:string-value="  tr3SsnPorch :: !IntOrNull," calcext:value-type="string">
            <text:p><text:s text:c="2"/>tr3SsnPorch :: !IntOrNull,</text:p>
          </table:table-cell>
          <table:table-cell table:formula="of:=&quot;  (VarStr &quot;&quot;&quot;&amp;[.A70]&amp;&quot;&quot;&quot;, &quot;&amp;IF([.B70]=&quot;IntOrNull&quot;;&quot;toValue . &quot;;&quot;ValStr . &quot;)&amp;&quot;tr&quot;&amp;[.A70]&amp;&quot;),&quot;" office:value-type="string" office:string-value="  (VarStr &quot;3SsnPorch&quot;, toValue . tr3SsnPorch)," calcext:value-type="string">
            <text:p><text:s text:c="2"/>(VarStr "3SsnPorch", toValue . tr3SsnPorch),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IntOrNull</text:p>
          </table:table-cell>
          <table:table-cell table:formula="of:= &quot;  tr&quot;&amp;[.A71]&amp;&quot; :: !&quot;&amp;[.B71]&amp;&quot;,&quot;" office:value-type="string" office:string-value="  trScreenPorch :: !IntOrNull," calcext:value-type="string">
            <text:p><text:s text:c="2"/>trScreenPorch :: !IntOrNull,</text:p>
          </table:table-cell>
          <table:table-cell table:formula="of:=&quot;  (VarStr &quot;&quot;&quot;&amp;[.A71]&amp;&quot;&quot;&quot;, &quot;&amp;IF([.B71]=&quot;IntOrNull&quot;;&quot;toValue . &quot;;&quot;ValStr . &quot;)&amp;&quot;tr&quot;&amp;[.A71]&amp;&quot;),&quot;" office:value-type="string" office:string-value="  (VarStr &quot;ScreenPorch&quot;, toValue . trScreenPorch)," calcext:value-type="string">
            <text:p><text:s text:c="2"/>(VarStr "ScreenPorch", toValue . trScreenPorch),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IntOrNull</text:p>
          </table:table-cell>
          <table:table-cell table:formula="of:= &quot;  tr&quot;&amp;[.A72]&amp;&quot; :: !&quot;&amp;[.B72]&amp;&quot;,&quot;" office:value-type="string" office:string-value="  trPoolArea :: !IntOrNull," calcext:value-type="string">
            <text:p><text:s text:c="2"/>trPoolArea :: !IntOrNull,</text:p>
          </table:table-cell>
          <table:table-cell table:formula="of:=&quot;  (VarStr &quot;&quot;&quot;&amp;[.A72]&amp;&quot;&quot;&quot;, &quot;&amp;IF([.B72]=&quot;IntOrNull&quot;;&quot;toValue . &quot;;&quot;ValStr . &quot;)&amp;&quot;tr&quot;&amp;[.A72]&amp;&quot;),&quot;" office:value-type="string" office:string-value="  (VarStr &quot;PoolArea&quot;, toValue . trPoolArea)," calcext:value-type="string">
            <text:p><text:s text:c="2"/>(VarStr "PoolArea", toValue . trPoolArea),</text:p>
          </table:table-cell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String</text:p>
          </table:table-cell>
          <table:table-cell table:formula="of:= &quot;  tr&quot;&amp;[.A73]&amp;&quot; :: !&quot;&amp;[.B73]&amp;&quot;,&quot;" office:value-type="string" office:string-value="  trPoolQC :: !String," calcext:value-type="string">
            <text:p><text:s text:c="2"/>trPoolQC :: !String,</text:p>
          </table:table-cell>
          <table:table-cell table:formula="of:=&quot;  (VarStr &quot;&quot;&quot;&amp;[.A73]&amp;&quot;&quot;&quot;, &quot;&amp;IF([.B73]=&quot;IntOrNull&quot;;&quot;toValue . &quot;;&quot;ValStr . &quot;)&amp;&quot;tr&quot;&amp;[.A73]&amp;&quot;),&quot;" office:value-type="string" office:string-value="  (VarStr &quot;PoolQC&quot;, ValStr . trPoolQC)," calcext:value-type="string">
            <text:p><text:s text:c="2"/>(VarStr "PoolQC", ValStr . trPoolQC),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String</text:p>
          </table:table-cell>
          <table:table-cell table:formula="of:= &quot;  tr&quot;&amp;[.A74]&amp;&quot; :: !&quot;&amp;[.B74]&amp;&quot;,&quot;" office:value-type="string" office:string-value="  trFence :: !String," calcext:value-type="string">
            <text:p><text:s text:c="2"/>trFence :: !String,</text:p>
          </table:table-cell>
          <table:table-cell table:formula="of:=&quot;  (VarStr &quot;&quot;&quot;&amp;[.A74]&amp;&quot;&quot;&quot;, &quot;&amp;IF([.B74]=&quot;IntOrNull&quot;;&quot;toValue . &quot;;&quot;ValStr . &quot;)&amp;&quot;tr&quot;&amp;[.A74]&amp;&quot;),&quot;" office:value-type="string" office:string-value="  (VarStr &quot;Fence&quot;, ValStr . trFence)," calcext:value-type="string">
            <text:p><text:s text:c="2"/>(VarStr "Fence", ValStr . trFence),</text:p>
          </table:table-cell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String</text:p>
          </table:table-cell>
          <table:table-cell table:formula="of:= &quot;  tr&quot;&amp;[.A75]&amp;&quot; :: !&quot;&amp;[.B75]&amp;&quot;,&quot;" office:value-type="string" office:string-value="  trMiscFeature :: !String," calcext:value-type="string">
            <text:p><text:s text:c="2"/>trMiscFeature :: !String,</text:p>
          </table:table-cell>
          <table:table-cell table:formula="of:=&quot;  (VarStr &quot;&quot;&quot;&amp;[.A75]&amp;&quot;&quot;&quot;, &quot;&amp;IF([.B75]=&quot;IntOrNull&quot;;&quot;toValue . &quot;;&quot;ValStr . &quot;)&amp;&quot;tr&quot;&amp;[.A75]&amp;&quot;),&quot;" office:value-type="string" office:string-value="  (VarStr &quot;MiscFeature&quot;, ValStr . trMiscFeature)," calcext:value-type="string">
            <text:p><text:s text:c="2"/>(VarStr "MiscFeature", ValStr . trMiscFeature),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IntOrNull</text:p>
          </table:table-cell>
          <table:table-cell table:formula="of:= &quot;  tr&quot;&amp;[.A76]&amp;&quot; :: !&quot;&amp;[.B76]&amp;&quot;,&quot;" office:value-type="string" office:string-value="  trMiscVal :: !IntOrNull," calcext:value-type="string">
            <text:p><text:s text:c="2"/>trMiscVal :: !IntOrNull,</text:p>
          </table:table-cell>
          <table:table-cell table:formula="of:=&quot;  (VarStr &quot;&quot;&quot;&amp;[.A76]&amp;&quot;&quot;&quot;, &quot;&amp;IF([.B76]=&quot;IntOrNull&quot;;&quot;toValue . &quot;;&quot;ValStr . &quot;)&amp;&quot;tr&quot;&amp;[.A76]&amp;&quot;),&quot;" office:value-type="string" office:string-value="  (VarStr &quot;MiscVal&quot;, toValue . trMiscVal)," calcext:value-type="string">
            <text:p><text:s text:c="2"/>(VarStr "MiscVal", toValue . trMiscVal),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IntOrNull</text:p>
          </table:table-cell>
          <table:table-cell table:formula="of:= &quot;  tr&quot;&amp;[.A77]&amp;&quot; :: !&quot;&amp;[.B77]&amp;&quot;,&quot;" office:value-type="string" office:string-value="  trMoSold :: !IntOrNull," calcext:value-type="string">
            <text:p><text:s text:c="2"/>trMoSold :: !IntOrNull,</text:p>
          </table:table-cell>
          <table:table-cell table:formula="of:=&quot;  (VarStr &quot;&quot;&quot;&amp;[.A77]&amp;&quot;&quot;&quot;, &quot;&amp;IF([.B77]=&quot;IntOrNull&quot;;&quot;toValue . &quot;;&quot;ValStr . &quot;)&amp;&quot;tr&quot;&amp;[.A77]&amp;&quot;),&quot;" office:value-type="string" office:string-value="  (VarStr &quot;MoSold&quot;, toValue . trMoSold)," calcext:value-type="string">
            <text:p><text:s text:c="2"/>(VarStr "MoSold", toValue . trMoSold),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IntOrNull</text:p>
          </table:table-cell>
          <table:table-cell table:formula="of:= &quot;  tr&quot;&amp;[.A78]&amp;&quot; :: !&quot;&amp;[.B78]&amp;&quot;,&quot;" office:value-type="string" office:string-value="  trYrSold :: !IntOrNull," calcext:value-type="string">
            <text:p><text:s text:c="2"/>trYrSold :: !IntOrNull,</text:p>
          </table:table-cell>
          <table:table-cell table:formula="of:=&quot;  (VarStr &quot;&quot;&quot;&amp;[.A78]&amp;&quot;&quot;&quot;, &quot;&amp;IF([.B78]=&quot;IntOrNull&quot;;&quot;toValue . &quot;;&quot;ValStr . &quot;)&amp;&quot;tr&quot;&amp;[.A78]&amp;&quot;),&quot;" office:value-type="string" office:string-value="  (VarStr &quot;YrSold&quot;, toValue . trYrSold)," calcext:value-type="string">
            <text:p><text:s text:c="2"/>(VarStr "YrSold", toValue . trYrSold),</text:p>
          </table:table-cell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String</text:p>
          </table:table-cell>
          <table:table-cell table:formula="of:= &quot;  tr&quot;&amp;[.A79]&amp;&quot; :: !&quot;&amp;[.B79]&amp;&quot;,&quot;" office:value-type="string" office:string-value="  trSaleType :: !String," calcext:value-type="string">
            <text:p><text:s text:c="2"/>trSaleType :: !String,</text:p>
          </table:table-cell>
          <table:table-cell table:formula="of:=&quot;  (VarStr &quot;&quot;&quot;&amp;[.A79]&amp;&quot;&quot;&quot;, &quot;&amp;IF([.B79]=&quot;IntOrNull&quot;;&quot;toValue . &quot;;&quot;ValStr . &quot;)&amp;&quot;tr&quot;&amp;[.A79]&amp;&quot;),&quot;" office:value-type="string" office:string-value="  (VarStr &quot;SaleType&quot;, ValStr . trSaleType)," calcext:value-type="string">
            <text:p><text:s text:c="2"/>(VarStr "SaleType", ValStr . trSaleType),</text:p>
          </table:table-cell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String</text:p>
          </table:table-cell>
          <table:table-cell table:formula="of:= &quot;  tr&quot;&amp;[.A80]&amp;&quot; :: !&quot;&amp;[.B80]&amp;&quot;,&quot;" office:value-type="string" office:string-value="  trSaleCondition :: !String," calcext:value-type="string">
            <text:p><text:s text:c="2"/>trSaleCondition :: !String,</text:p>
          </table:table-cell>
          <table:table-cell table:formula="of:=&quot;  (VarStr &quot;&quot;&quot;&amp;[.A80]&amp;&quot;&quot;&quot;, &quot;&amp;IF([.B80]=&quot;IntOrNull&quot;;&quot;toValue . &quot;;&quot;ValStr . &quot;)&amp;&quot;tr&quot;&amp;[.A80]&amp;&quot;),&quot;" office:value-type="string" office:string-value="  (VarStr &quot;SaleCondition&quot;, ValStr . trSaleCondition)," calcext:value-type="string">
            <text:p><text:s text:c="2"/>(VarStr "SaleCondition", ValStr . trSaleCondition),</text:p>
          </table:table-cell>
        </table:table-row>
        <table:table-row table:style-name="ro1">
          <table:table-cell office:value-type="string" calcext:value-type="string">
            <text:p>SalePrice</text:p>
          </table:table-cell>
          <table:table-cell office:value-type="string" calcext:value-type="string">
            <text:p>IntOrNull</text:p>
          </table:table-cell>
          <table:table-cell table:formula="of:= &quot;  tr&quot;&amp;[.A81]&amp;&quot; :: !&quot;&amp;[.B81]&amp;&quot;,&quot;" office:value-type="string" office:string-value="  trSalePrice :: !IntOrNull," calcext:value-type="string">
            <text:p><text:s text:c="2"/>trSalePrice :: !IntOrNull,</text:p>
          </table:table-cell>
          <table:table-cell table:formula="of:=&quot;  (VarStr &quot;&quot;&quot;&amp;[.A81]&amp;&quot;&quot;&quot;, &quot;&amp;IF([.B81]=&quot;IntOrNull&quot;;&quot;toValue . &quot;;&quot;ValStr . &quot;)&amp;&quot;tr&quot;&amp;[.A81]&amp;&quot;),&quot;" office:value-type="string" office:string-value="  (VarStr &quot;SalePrice&quot;, toValue . trSalePrice)," calcext:value-type="string">
            <text:p><text:s text:c="2"/>(VarStr "SalePrice", toValue . trSalePrice),</text:p>
          </table:table-cell>
        </table:table-row>
      </table:table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OrNull</text:p>
          </table:table-cell>
          <table:table-cell table:formula="of:= &quot;  te&quot;&amp;[.A1]&amp;&quot; :: !&quot;&amp;[.B1]&amp;&quot;,&quot;" office:value-type="string" office:string-value="  teId :: !IntOrNull," calcext:value-type="string">
            <text:p><text:s text:c="2"/>teId :: !IntOrNull,</text:p>
          </table:table-cell>
          <table:table-cell table:formula="of:=&quot;  (VarStr &quot;&quot;&quot;&amp;[.A1]&amp;&quot;&quot;&quot;, &quot;&amp;IF([.B1]=&quot;IntOrNull&quot;;&quot;toValue . &quot;;&quot;ValStr . &quot;)&amp;&quot;te&quot;&amp;[.A1]&amp;&quot;),&quot;" office:value-type="string" office:string-value="  (VarStr &quot;Id&quot;, toValue . teId)," calcext:value-type="string">
            <text:p><text:s text:c="2"/>(VarStr "Id", toValue . teId),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IntOrNull</text:p>
          </table:table-cell>
          <table:table-cell table:formula="of:= &quot;  te&quot;&amp;[.A2]&amp;&quot; :: !&quot;&amp;[.B2]&amp;&quot;,&quot;" office:value-type="string" office:string-value="  teMSSubClass :: !IntOrNull," calcext:value-type="string">
            <text:p><text:s text:c="2"/>teMSSubClass :: !IntOrNull,</text:p>
          </table:table-cell>
          <table:table-cell table:formula="of:=&quot;  (VarStr &quot;&quot;&quot;&amp;[.A2]&amp;&quot;&quot;&quot;, &quot;&amp;IF([.B2]=&quot;IntOrNull&quot;;&quot;toValue . &quot;;&quot;ValStr . &quot;)&amp;&quot;te&quot;&amp;[.A2]&amp;&quot;),&quot;" office:value-type="string" office:string-value="  (VarStr &quot;MSSubClass&quot;, toValue . teMSSubClass)," calcext:value-type="string">
            <text:p><text:s text:c="2"/>(VarStr "MSSubClass", toValue . teMSSubClass),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String</text:p>
          </table:table-cell>
          <table:table-cell table:formula="of:= &quot;  te&quot;&amp;[.A3]&amp;&quot; :: !&quot;&amp;[.B3]&amp;&quot;,&quot;" office:value-type="string" office:string-value="  teMSZoning :: !String," calcext:value-type="string">
            <text:p><text:s text:c="2"/>teMSZoning :: !String,</text:p>
          </table:table-cell>
          <table:table-cell table:formula="of:=&quot;  (VarStr &quot;&quot;&quot;&amp;[.A3]&amp;&quot;&quot;&quot;, &quot;&amp;IF([.B3]=&quot;IntOrNull&quot;;&quot;toValue . &quot;;&quot;ValStr . &quot;)&amp;&quot;te&quot;&amp;[.A3]&amp;&quot;),&quot;" office:value-type="string" office:string-value="  (VarStr &quot;MSZoning&quot;, ValStr . teMSZoning)," calcext:value-type="string">
            <text:p><text:s text:c="2"/>(VarStr "MSZoning", ValStr . teMSZoning),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String</text:p>
          </table:table-cell>
          <table:table-cell table:formula="of:= &quot;  te&quot;&amp;[.A4]&amp;&quot; :: !&quot;&amp;[.B4]&amp;&quot;,&quot;" office:value-type="string" office:string-value="  teLotFrontage :: !String," calcext:value-type="string">
            <text:p><text:s text:c="2"/>teLotFrontage :: !String,</text:p>
          </table:table-cell>
          <table:table-cell table:formula="of:=&quot;  (VarStr &quot;&quot;&quot;&amp;[.A4]&amp;&quot;&quot;&quot;, &quot;&amp;IF([.B4]=&quot;IntOrNull&quot;;&quot;toValue . &quot;;&quot;ValStr . &quot;)&amp;&quot;te&quot;&amp;[.A4]&amp;&quot;),&quot;" office:value-type="string" office:string-value="  (VarStr &quot;LotFrontage&quot;, ValStr . teLotFrontage)," calcext:value-type="string">
            <text:p><text:s text:c="2"/>(VarStr "LotFrontage", ValStr . teLotFrontage),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IntOrNull</text:p>
          </table:table-cell>
          <table:table-cell table:formula="of:= &quot;  te&quot;&amp;[.A5]&amp;&quot; :: !&quot;&amp;[.B5]&amp;&quot;,&quot;" office:value-type="string" office:string-value="  teLotArea :: !IntOrNull," calcext:value-type="string">
            <text:p><text:s text:c="2"/>teLotArea :: !IntOrNull,</text:p>
          </table:table-cell>
          <table:table-cell table:formula="of:=&quot;  (VarStr &quot;&quot;&quot;&amp;[.A5]&amp;&quot;&quot;&quot;, &quot;&amp;IF([.B5]=&quot;IntOrNull&quot;;&quot;toValue . &quot;;&quot;ValStr . &quot;)&amp;&quot;te&quot;&amp;[.A5]&amp;&quot;),&quot;" office:value-type="string" office:string-value="  (VarStr &quot;LotArea&quot;, toValue . teLotArea)," calcext:value-type="string">
            <text:p><text:s text:c="2"/>(VarStr "LotArea", toValue . teLotArea),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table:formula="of:= &quot;  te&quot;&amp;[.A6]&amp;&quot; :: !&quot;&amp;[.B6]&amp;&quot;,&quot;" office:value-type="string" office:string-value="  teStreet :: !String," calcext:value-type="string">
            <text:p><text:s text:c="2"/>teStreet :: !String,</text:p>
          </table:table-cell>
          <table:table-cell table:formula="of:=&quot;  (VarStr &quot;&quot;&quot;&amp;[.A6]&amp;&quot;&quot;&quot;, &quot;&amp;IF([.B6]=&quot;IntOrNull&quot;;&quot;toValue . &quot;;&quot;ValStr . &quot;)&amp;&quot;te&quot;&amp;[.A6]&amp;&quot;),&quot;" office:value-type="string" office:string-value="  (VarStr &quot;Street&quot;, ValStr . teStreet)," calcext:value-type="string">
            <text:p><text:s text:c="2"/>(VarStr "Street", ValStr . teStreet),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String</text:p>
          </table:table-cell>
          <table:table-cell table:formula="of:= &quot;  te&quot;&amp;[.A7]&amp;&quot; :: !&quot;&amp;[.B7]&amp;&quot;,&quot;" office:value-type="string" office:string-value="  teAlley :: !String," calcext:value-type="string">
            <text:p><text:s text:c="2"/>teAlley :: !String,</text:p>
          </table:table-cell>
          <table:table-cell table:formula="of:=&quot;  (VarStr &quot;&quot;&quot;&amp;[.A7]&amp;&quot;&quot;&quot;, &quot;&amp;IF([.B7]=&quot;IntOrNull&quot;;&quot;toValue . &quot;;&quot;ValStr . &quot;)&amp;&quot;te&quot;&amp;[.A7]&amp;&quot;),&quot;" office:value-type="string" office:string-value="  (VarStr &quot;Alley&quot;, ValStr . teAlley)," calcext:value-type="string">
            <text:p><text:s text:c="2"/>(VarStr "Alley", ValStr . teAlley),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String</text:p>
          </table:table-cell>
          <table:table-cell table:formula="of:= &quot;  te&quot;&amp;[.A8]&amp;&quot; :: !&quot;&amp;[.B8]&amp;&quot;,&quot;" office:value-type="string" office:string-value="  teLotShape :: !String," calcext:value-type="string">
            <text:p><text:s text:c="2"/>teLotShape :: !String,</text:p>
          </table:table-cell>
          <table:table-cell table:formula="of:=&quot;  (VarStr &quot;&quot;&quot;&amp;[.A8]&amp;&quot;&quot;&quot;, &quot;&amp;IF([.B8]=&quot;IntOrNull&quot;;&quot;toValue . &quot;;&quot;ValStr . &quot;)&amp;&quot;te&quot;&amp;[.A8]&amp;&quot;),&quot;" office:value-type="string" office:string-value="  (VarStr &quot;LotShape&quot;, ValStr . teLotShape)," calcext:value-type="string">
            <text:p><text:s text:c="2"/>(VarStr "LotShape", ValStr . teLotShape),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String</text:p>
          </table:table-cell>
          <table:table-cell table:formula="of:= &quot;  te&quot;&amp;[.A9]&amp;&quot; :: !&quot;&amp;[.B9]&amp;&quot;,&quot;" office:value-type="string" office:string-value="  teLandContour :: !String," calcext:value-type="string">
            <text:p><text:s text:c="2"/>teLandContour :: !String,</text:p>
          </table:table-cell>
          <table:table-cell table:formula="of:=&quot;  (VarStr &quot;&quot;&quot;&amp;[.A9]&amp;&quot;&quot;&quot;, &quot;&amp;IF([.B9]=&quot;IntOrNull&quot;;&quot;toValue . &quot;;&quot;ValStr . &quot;)&amp;&quot;te&quot;&amp;[.A9]&amp;&quot;),&quot;" office:value-type="string" office:string-value="  (VarStr &quot;LandContour&quot;, ValStr . teLandContour)," calcext:value-type="string">
            <text:p><text:s text:c="2"/>(VarStr "LandContour", ValStr . teLandContour),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String</text:p>
          </table:table-cell>
          <table:table-cell table:formula="of:= &quot;  te&quot;&amp;[.A10]&amp;&quot; :: !&quot;&amp;[.B10]&amp;&quot;,&quot;" office:value-type="string" office:string-value="  teUtilities :: !String," calcext:value-type="string">
            <text:p><text:s text:c="2"/>teUtilities :: !String,</text:p>
          </table:table-cell>
          <table:table-cell table:formula="of:=&quot;  (VarStr &quot;&quot;&quot;&amp;[.A10]&amp;&quot;&quot;&quot;, &quot;&amp;IF([.B10]=&quot;IntOrNull&quot;;&quot;toValue . &quot;;&quot;ValStr . &quot;)&amp;&quot;te&quot;&amp;[.A10]&amp;&quot;),&quot;" office:value-type="string" office:string-value="  (VarStr &quot;Utilities&quot;, ValStr . teUtilities)," calcext:value-type="string">
            <text:p><text:s text:c="2"/>(VarStr "Utilities", ValStr . teUtilities),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String</text:p>
          </table:table-cell>
          <table:table-cell table:formula="of:= &quot;  te&quot;&amp;[.A11]&amp;&quot; :: !&quot;&amp;[.B11]&amp;&quot;,&quot;" office:value-type="string" office:string-value="  teLotConfig :: !String," calcext:value-type="string">
            <text:p><text:s text:c="2"/>teLotConfig :: !String,</text:p>
          </table:table-cell>
          <table:table-cell table:formula="of:=&quot;  (VarStr &quot;&quot;&quot;&amp;[.A11]&amp;&quot;&quot;&quot;, &quot;&amp;IF([.B11]=&quot;IntOrNull&quot;;&quot;toValue . &quot;;&quot;ValStr . &quot;)&amp;&quot;te&quot;&amp;[.A11]&amp;&quot;),&quot;" office:value-type="string" office:string-value="  (VarStr &quot;LotConfig&quot;, ValStr . teLotConfig)," calcext:value-type="string">
            <text:p><text:s text:c="2"/>(VarStr "LotConfig", ValStr . teLotConfig),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String</text:p>
          </table:table-cell>
          <table:table-cell table:formula="of:= &quot;  te&quot;&amp;[.A12]&amp;&quot; :: !&quot;&amp;[.B12]&amp;&quot;,&quot;" office:value-type="string" office:string-value="  teLandSlope :: !String," calcext:value-type="string">
            <text:p><text:s text:c="2"/>teLandSlope :: !String,</text:p>
          </table:table-cell>
          <table:table-cell table:formula="of:=&quot;  (VarStr &quot;&quot;&quot;&amp;[.A12]&amp;&quot;&quot;&quot;, &quot;&amp;IF([.B12]=&quot;IntOrNull&quot;;&quot;toValue . &quot;;&quot;ValStr . &quot;)&amp;&quot;te&quot;&amp;[.A12]&amp;&quot;),&quot;" office:value-type="string" office:string-value="  (VarStr &quot;LandSlope&quot;, ValStr . teLandSlope)," calcext:value-type="string">
            <text:p><text:s text:c="2"/>(VarStr "LandSlope", ValStr . teLandSlope),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String</text:p>
          </table:table-cell>
          <table:table-cell table:formula="of:= &quot;  te&quot;&amp;[.A13]&amp;&quot; :: !&quot;&amp;[.B13]&amp;&quot;,&quot;" office:value-type="string" office:string-value="  teNeighborhood :: !String," calcext:value-type="string">
            <text:p><text:s text:c="2"/>teNeighborhood :: !String,</text:p>
          </table:table-cell>
          <table:table-cell table:formula="of:=&quot;  (VarStr &quot;&quot;&quot;&amp;[.A13]&amp;&quot;&quot;&quot;, &quot;&amp;IF([.B13]=&quot;IntOrNull&quot;;&quot;toValue . &quot;;&quot;ValStr . &quot;)&amp;&quot;te&quot;&amp;[.A13]&amp;&quot;),&quot;" office:value-type="string" office:string-value="  (VarStr &quot;Neighborhood&quot;, ValStr . teNeighborhood)," calcext:value-type="string">
            <text:p><text:s text:c="2"/>(VarStr "Neighborhood", ValStr . teNeighborhood),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String</text:p>
          </table:table-cell>
          <table:table-cell table:formula="of:= &quot;  te&quot;&amp;[.A14]&amp;&quot; :: !&quot;&amp;[.B14]&amp;&quot;,&quot;" office:value-type="string" office:string-value="  teCondition1 :: !String," calcext:value-type="string">
            <text:p><text:s text:c="2"/>teCondition1 :: !String,</text:p>
          </table:table-cell>
          <table:table-cell table:formula="of:=&quot;  (VarStr &quot;&quot;&quot;&amp;[.A14]&amp;&quot;&quot;&quot;, &quot;&amp;IF([.B14]=&quot;IntOrNull&quot;;&quot;toValue . &quot;;&quot;ValStr . &quot;)&amp;&quot;te&quot;&amp;[.A14]&amp;&quot;),&quot;" office:value-type="string" office:string-value="  (VarStr &quot;Condition1&quot;, ValStr . teCondition1)," calcext:value-type="string">
            <text:p><text:s text:c="2"/>(VarStr "Condition1", ValStr . teCondition1),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String</text:p>
          </table:table-cell>
          <table:table-cell table:formula="of:= &quot;  te&quot;&amp;[.A15]&amp;&quot; :: !&quot;&amp;[.B15]&amp;&quot;,&quot;" office:value-type="string" office:string-value="  teCondition2 :: !String," calcext:value-type="string">
            <text:p><text:s text:c="2"/>teCondition2 :: !String,</text:p>
          </table:table-cell>
          <table:table-cell table:formula="of:=&quot;  (VarStr &quot;&quot;&quot;&amp;[.A15]&amp;&quot;&quot;&quot;, &quot;&amp;IF([.B15]=&quot;IntOrNull&quot;;&quot;toValue . &quot;;&quot;ValStr . &quot;)&amp;&quot;te&quot;&amp;[.A15]&amp;&quot;),&quot;" office:value-type="string" office:string-value="  (VarStr &quot;Condition2&quot;, ValStr . teCondition2)," calcext:value-type="string">
            <text:p><text:s text:c="2"/>(VarStr "Condition2", ValStr . teCondition2),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String</text:p>
          </table:table-cell>
          <table:table-cell table:formula="of:= &quot;  te&quot;&amp;[.A16]&amp;&quot; :: !&quot;&amp;[.B16]&amp;&quot;,&quot;" office:value-type="string" office:string-value="  teBldgType :: !String," calcext:value-type="string">
            <text:p><text:s text:c="2"/>teBldgType :: !String,</text:p>
          </table:table-cell>
          <table:table-cell table:formula="of:=&quot;  (VarStr &quot;&quot;&quot;&amp;[.A16]&amp;&quot;&quot;&quot;, &quot;&amp;IF([.B16]=&quot;IntOrNull&quot;;&quot;toValue . &quot;;&quot;ValStr . &quot;)&amp;&quot;te&quot;&amp;[.A16]&amp;&quot;),&quot;" office:value-type="string" office:string-value="  (VarStr &quot;BldgType&quot;, ValStr . teBldgType)," calcext:value-type="string">
            <text:p><text:s text:c="2"/>(VarStr "BldgType", ValStr . teBldgType),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String</text:p>
          </table:table-cell>
          <table:table-cell table:formula="of:= &quot;  te&quot;&amp;[.A17]&amp;&quot; :: !&quot;&amp;[.B17]&amp;&quot;,&quot;" office:value-type="string" office:string-value="  teHouseStyle :: !String," calcext:value-type="string">
            <text:p><text:s text:c="2"/>teHouseStyle :: !String,</text:p>
          </table:table-cell>
          <table:table-cell table:formula="of:=&quot;  (VarStr &quot;&quot;&quot;&amp;[.A17]&amp;&quot;&quot;&quot;, &quot;&amp;IF([.B17]=&quot;IntOrNull&quot;;&quot;toValue . &quot;;&quot;ValStr . &quot;)&amp;&quot;te&quot;&amp;[.A17]&amp;&quot;),&quot;" office:value-type="string" office:string-value="  (VarStr &quot;HouseStyle&quot;, ValStr . teHouseStyle)," calcext:value-type="string">
            <text:p><text:s text:c="2"/>(VarStr "HouseStyle", ValStr . teHouseStyle),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IntOrNull</text:p>
          </table:table-cell>
          <table:table-cell table:formula="of:= &quot;  te&quot;&amp;[.A18]&amp;&quot; :: !&quot;&amp;[.B18]&amp;&quot;,&quot;" office:value-type="string" office:string-value="  teOverallQual :: !IntOrNull," calcext:value-type="string">
            <text:p><text:s text:c="2"/>teOverallQual :: !IntOrNull,</text:p>
          </table:table-cell>
          <table:table-cell table:formula="of:=&quot;  (VarStr &quot;&quot;&quot;&amp;[.A18]&amp;&quot;&quot;&quot;, &quot;&amp;IF([.B18]=&quot;IntOrNull&quot;;&quot;toValue . &quot;;&quot;ValStr . &quot;)&amp;&quot;te&quot;&amp;[.A18]&amp;&quot;),&quot;" office:value-type="string" office:string-value="  (VarStr &quot;OverallQual&quot;, toValue . teOverallQual)," calcext:value-type="string">
            <text:p><text:s text:c="2"/>(VarStr "OverallQual", toValue . teOverallQual),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IntOrNull</text:p>
          </table:table-cell>
          <table:table-cell table:formula="of:= &quot;  te&quot;&amp;[.A19]&amp;&quot; :: !&quot;&amp;[.B19]&amp;&quot;,&quot;" office:value-type="string" office:string-value="  teOverallCond :: !IntOrNull," calcext:value-type="string">
            <text:p><text:s text:c="2"/>teOverallCond :: !IntOrNull,</text:p>
          </table:table-cell>
          <table:table-cell table:formula="of:=&quot;  (VarStr &quot;&quot;&quot;&amp;[.A19]&amp;&quot;&quot;&quot;, &quot;&amp;IF([.B19]=&quot;IntOrNull&quot;;&quot;toValue . &quot;;&quot;ValStr . &quot;)&amp;&quot;te&quot;&amp;[.A19]&amp;&quot;),&quot;" office:value-type="string" office:string-value="  (VarStr &quot;OverallCond&quot;, toValue . teOverallCond)," calcext:value-type="string">
            <text:p><text:s text:c="2"/>(VarStr "OverallCond", toValue . teOverallCond),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IntOrNull</text:p>
          </table:table-cell>
          <table:table-cell table:formula="of:= &quot;  te&quot;&amp;[.A20]&amp;&quot; :: !&quot;&amp;[.B20]&amp;&quot;,&quot;" office:value-type="string" office:string-value="  teYearBuilt :: !IntOrNull," calcext:value-type="string">
            <text:p><text:s text:c="2"/>teYearBuilt :: !IntOrNull,</text:p>
          </table:table-cell>
          <table:table-cell table:formula="of:=&quot;  (VarStr &quot;&quot;&quot;&amp;[.A20]&amp;&quot;&quot;&quot;, &quot;&amp;IF([.B20]=&quot;IntOrNull&quot;;&quot;toValue . &quot;;&quot;ValStr . &quot;)&amp;&quot;te&quot;&amp;[.A20]&amp;&quot;),&quot;" office:value-type="string" office:string-value="  (VarStr &quot;YearBuilt&quot;, toValue . teYearBuilt)," calcext:value-type="string">
            <text:p><text:s text:c="2"/>(VarStr "YearBuilt", toValue . teYearBuilt),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IntOrNull</text:p>
          </table:table-cell>
          <table:table-cell table:formula="of:= &quot;  te&quot;&amp;[.A21]&amp;&quot; :: !&quot;&amp;[.B21]&amp;&quot;,&quot;" office:value-type="string" office:string-value="  teYearRemodAdd :: !IntOrNull," calcext:value-type="string">
            <text:p><text:s text:c="2"/>teYearRemodAdd :: !IntOrNull,</text:p>
          </table:table-cell>
          <table:table-cell table:formula="of:=&quot;  (VarStr &quot;&quot;&quot;&amp;[.A21]&amp;&quot;&quot;&quot;, &quot;&amp;IF([.B21]=&quot;IntOrNull&quot;;&quot;toValue . &quot;;&quot;ValStr . &quot;)&amp;&quot;te&quot;&amp;[.A21]&amp;&quot;),&quot;" office:value-type="string" office:string-value="  (VarStr &quot;YearRemodAdd&quot;, toValue . teYearRemodAdd)," calcext:value-type="string">
            <text:p><text:s text:c="2"/>(VarStr "YearRemodAdd", toValue . teYearRemodAdd),</text:p>
          </table:table-cell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String</text:p>
          </table:table-cell>
          <table:table-cell table:formula="of:= &quot;  te&quot;&amp;[.A22]&amp;&quot; :: !&quot;&amp;[.B22]&amp;&quot;,&quot;" office:value-type="string" office:string-value="  teRoofStyle :: !String," calcext:value-type="string">
            <text:p><text:s text:c="2"/>teRoofStyle :: !String,</text:p>
          </table:table-cell>
          <table:table-cell table:formula="of:=&quot;  (VarStr &quot;&quot;&quot;&amp;[.A22]&amp;&quot;&quot;&quot;, &quot;&amp;IF([.B22]=&quot;IntOrNull&quot;;&quot;toValue . &quot;;&quot;ValStr . &quot;)&amp;&quot;te&quot;&amp;[.A22]&amp;&quot;),&quot;" office:value-type="string" office:string-value="  (VarStr &quot;RoofStyle&quot;, ValStr . teRoofStyle)," calcext:value-type="string">
            <text:p><text:s text:c="2"/>(VarStr "RoofStyle", ValStr . teRoofStyle),</text:p>
          </table:table-cell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String</text:p>
          </table:table-cell>
          <table:table-cell table:formula="of:= &quot;  te&quot;&amp;[.A23]&amp;&quot; :: !&quot;&amp;[.B23]&amp;&quot;,&quot;" office:value-type="string" office:string-value="  teRoofMatl :: !String," calcext:value-type="string">
            <text:p><text:s text:c="2"/>teRoofMatl :: !String,</text:p>
          </table:table-cell>
          <table:table-cell table:formula="of:=&quot;  (VarStr &quot;&quot;&quot;&amp;[.A23]&amp;&quot;&quot;&quot;, &quot;&amp;IF([.B23]=&quot;IntOrNull&quot;;&quot;toValue . &quot;;&quot;ValStr . &quot;)&amp;&quot;te&quot;&amp;[.A23]&amp;&quot;),&quot;" office:value-type="string" office:string-value="  (VarStr &quot;RoofMatl&quot;, ValStr . teRoofMatl)," calcext:value-type="string">
            <text:p><text:s text:c="2"/>(VarStr "RoofMatl", ValStr . teRoofMatl),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String</text:p>
          </table:table-cell>
          <table:table-cell table:formula="of:= &quot;  te&quot;&amp;[.A24]&amp;&quot; :: !&quot;&amp;[.B24]&amp;&quot;,&quot;" office:value-type="string" office:string-value="  teExterior1st :: !String," calcext:value-type="string">
            <text:p><text:s text:c="2"/>teExterior1st :: !String,</text:p>
          </table:table-cell>
          <table:table-cell table:formula="of:=&quot;  (VarStr &quot;&quot;&quot;&amp;[.A24]&amp;&quot;&quot;&quot;, &quot;&amp;IF([.B24]=&quot;IntOrNull&quot;;&quot;toValue . &quot;;&quot;ValStr . &quot;)&amp;&quot;te&quot;&amp;[.A24]&amp;&quot;),&quot;" office:value-type="string" office:string-value="  (VarStr &quot;Exterior1st&quot;, ValStr . teExterior1st)," calcext:value-type="string">
            <text:p><text:s text:c="2"/>(VarStr "Exterior1st", ValStr . teExterior1st),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String</text:p>
          </table:table-cell>
          <table:table-cell table:formula="of:= &quot;  te&quot;&amp;[.A25]&amp;&quot; :: !&quot;&amp;[.B25]&amp;&quot;,&quot;" office:value-type="string" office:string-value="  teExterior2nd :: !String," calcext:value-type="string">
            <text:p><text:s text:c="2"/>teExterior2nd :: !String,</text:p>
          </table:table-cell>
          <table:table-cell table:formula="of:=&quot;  (VarStr &quot;&quot;&quot;&amp;[.A25]&amp;&quot;&quot;&quot;, &quot;&amp;IF([.B25]=&quot;IntOrNull&quot;;&quot;toValue . &quot;;&quot;ValStr . &quot;)&amp;&quot;te&quot;&amp;[.A25]&amp;&quot;),&quot;" office:value-type="string" office:string-value="  (VarStr &quot;Exterior2nd&quot;, ValStr . teExterior2nd)," calcext:value-type="string">
            <text:p><text:s text:c="2"/>(VarStr "Exterior2nd", ValStr . teExterior2nd),</text:p>
          </table:table-cell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String</text:p>
          </table:table-cell>
          <table:table-cell table:formula="of:= &quot;  te&quot;&amp;[.A26]&amp;&quot; :: !&quot;&amp;[.B26]&amp;&quot;,&quot;" office:value-type="string" office:string-value="  teMasVnrType :: !String," calcext:value-type="string">
            <text:p><text:s text:c="2"/>teMasVnrType :: !String,</text:p>
          </table:table-cell>
          <table:table-cell table:formula="of:=&quot;  (VarStr &quot;&quot;&quot;&amp;[.A26]&amp;&quot;&quot;&quot;, &quot;&amp;IF([.B26]=&quot;IntOrNull&quot;;&quot;toValue . &quot;;&quot;ValStr . &quot;)&amp;&quot;te&quot;&amp;[.A26]&amp;&quot;),&quot;" office:value-type="string" office:string-value="  (VarStr &quot;MasVnrType&quot;, ValStr . teMasVnrType)," calcext:value-type="string">
            <text:p><text:s text:c="2"/>(VarStr "MasVnrType", ValStr . teMasVnrType),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String</text:p>
          </table:table-cell>
          <table:table-cell table:formula="of:= &quot;  te&quot;&amp;[.A27]&amp;&quot; :: !&quot;&amp;[.B27]&amp;&quot;,&quot;" office:value-type="string" office:string-value="  teMasVnrArea :: !String," calcext:value-type="string">
            <text:p><text:s text:c="2"/>teMasVnrArea :: !String,</text:p>
          </table:table-cell>
          <table:table-cell table:formula="of:=&quot;  (VarStr &quot;&quot;&quot;&amp;[.A27]&amp;&quot;&quot;&quot;, &quot;&amp;IF([.B27]=&quot;IntOrNull&quot;;&quot;toValue . &quot;;&quot;ValStr . &quot;)&amp;&quot;te&quot;&amp;[.A27]&amp;&quot;),&quot;" office:value-type="string" office:string-value="  (VarStr &quot;MasVnrArea&quot;, ValStr . teMasVnrArea)," calcext:value-type="string">
            <text:p><text:s text:c="2"/>(VarStr "MasVnrArea", ValStr . teMasVnrArea),</text:p>
          </table:table-cell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String</text:p>
          </table:table-cell>
          <table:table-cell table:formula="of:= &quot;  te&quot;&amp;[.A28]&amp;&quot; :: !&quot;&amp;[.B28]&amp;&quot;,&quot;" office:value-type="string" office:string-value="  teExterQual :: !String," calcext:value-type="string">
            <text:p><text:s text:c="2"/>teExterQual :: !String,</text:p>
          </table:table-cell>
          <table:table-cell table:formula="of:=&quot;  (VarStr &quot;&quot;&quot;&amp;[.A28]&amp;&quot;&quot;&quot;, &quot;&amp;IF([.B28]=&quot;IntOrNull&quot;;&quot;toValue . &quot;;&quot;ValStr . &quot;)&amp;&quot;te&quot;&amp;[.A28]&amp;&quot;),&quot;" office:value-type="string" office:string-value="  (VarStr &quot;ExterQual&quot;, ValStr . teExterQual)," calcext:value-type="string">
            <text:p><text:s text:c="2"/>(VarStr "ExterQual", ValStr . teExterQual),</text:p>
          </table:table-cell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String</text:p>
          </table:table-cell>
          <table:table-cell table:formula="of:= &quot;  te&quot;&amp;[.A29]&amp;&quot; :: !&quot;&amp;[.B29]&amp;&quot;,&quot;" office:value-type="string" office:string-value="  teExterCond :: !String," calcext:value-type="string">
            <text:p><text:s text:c="2"/>teExterCond :: !String,</text:p>
          </table:table-cell>
          <table:table-cell table:formula="of:=&quot;  (VarStr &quot;&quot;&quot;&amp;[.A29]&amp;&quot;&quot;&quot;, &quot;&amp;IF([.B29]=&quot;IntOrNull&quot;;&quot;toValue . &quot;;&quot;ValStr . &quot;)&amp;&quot;te&quot;&amp;[.A29]&amp;&quot;),&quot;" office:value-type="string" office:string-value="  (VarStr &quot;ExterCond&quot;, ValStr . teExterCond)," calcext:value-type="string">
            <text:p><text:s text:c="2"/>(VarStr "ExterCond", ValStr . teExterCond),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String</text:p>
          </table:table-cell>
          <table:table-cell table:formula="of:= &quot;  te&quot;&amp;[.A30]&amp;&quot; :: !&quot;&amp;[.B30]&amp;&quot;,&quot;" office:value-type="string" office:string-value="  teFoundation :: !String," calcext:value-type="string">
            <text:p><text:s text:c="2"/>teFoundation :: !String,</text:p>
          </table:table-cell>
          <table:table-cell table:formula="of:=&quot;  (VarStr &quot;&quot;&quot;&amp;[.A30]&amp;&quot;&quot;&quot;, &quot;&amp;IF([.B30]=&quot;IntOrNull&quot;;&quot;toValue . &quot;;&quot;ValStr . &quot;)&amp;&quot;te&quot;&amp;[.A30]&amp;&quot;),&quot;" office:value-type="string" office:string-value="  (VarStr &quot;Foundation&quot;, ValStr . teFoundation)," calcext:value-type="string">
            <text:p><text:s text:c="2"/>(VarStr "Foundation", ValStr . teFoundation),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String</text:p>
          </table:table-cell>
          <table:table-cell table:formula="of:= &quot;  te&quot;&amp;[.A31]&amp;&quot; :: !&quot;&amp;[.B31]&amp;&quot;,&quot;" office:value-type="string" office:string-value="  teBsmtQual :: !String," calcext:value-type="string">
            <text:p><text:s text:c="2"/>teBsmtQual :: !String,</text:p>
          </table:table-cell>
          <table:table-cell table:formula="of:=&quot;  (VarStr &quot;&quot;&quot;&amp;[.A31]&amp;&quot;&quot;&quot;, &quot;&amp;IF([.B31]=&quot;IntOrNull&quot;;&quot;toValue . &quot;;&quot;ValStr . &quot;)&amp;&quot;te&quot;&amp;[.A31]&amp;&quot;),&quot;" office:value-type="string" office:string-value="  (VarStr &quot;BsmtQual&quot;, ValStr . teBsmtQual)," calcext:value-type="string">
            <text:p><text:s text:c="2"/>(VarStr "BsmtQual", ValStr . teBsmtQual),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String</text:p>
          </table:table-cell>
          <table:table-cell table:formula="of:= &quot;  te&quot;&amp;[.A32]&amp;&quot; :: !&quot;&amp;[.B32]&amp;&quot;,&quot;" office:value-type="string" office:string-value="  teBsmtCond :: !String," calcext:value-type="string">
            <text:p><text:s text:c="2"/>teBsmtCond :: !String,</text:p>
          </table:table-cell>
          <table:table-cell table:formula="of:=&quot;  (VarStr &quot;&quot;&quot;&amp;[.A32]&amp;&quot;&quot;&quot;, &quot;&amp;IF([.B32]=&quot;IntOrNull&quot;;&quot;toValue . &quot;;&quot;ValStr . &quot;)&amp;&quot;te&quot;&amp;[.A32]&amp;&quot;),&quot;" office:value-type="string" office:string-value="  (VarStr &quot;BsmtCond&quot;, ValStr . teBsmtCond)," calcext:value-type="string">
            <text:p><text:s text:c="2"/>(VarStr "BsmtCond", ValStr . teBsmtCond),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String</text:p>
          </table:table-cell>
          <table:table-cell table:formula="of:= &quot;  te&quot;&amp;[.A33]&amp;&quot; :: !&quot;&amp;[.B33]&amp;&quot;,&quot;" office:value-type="string" office:string-value="  teBsmtExposure :: !String," calcext:value-type="string">
            <text:p><text:s text:c="2"/>teBsmtExposure :: !String,</text:p>
          </table:table-cell>
          <table:table-cell table:formula="of:=&quot;  (VarStr &quot;&quot;&quot;&amp;[.A33]&amp;&quot;&quot;&quot;, &quot;&amp;IF([.B33]=&quot;IntOrNull&quot;;&quot;toValue . &quot;;&quot;ValStr . &quot;)&amp;&quot;te&quot;&amp;[.A33]&amp;&quot;),&quot;" office:value-type="string" office:string-value="  (VarStr &quot;BsmtExposure&quot;, ValStr . teBsmtExposure)," calcext:value-type="string">
            <text:p><text:s text:c="2"/>(VarStr "BsmtExposure", ValStr . teBsmtExposure),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String</text:p>
          </table:table-cell>
          <table:table-cell table:formula="of:= &quot;  te&quot;&amp;[.A34]&amp;&quot; :: !&quot;&amp;[.B34]&amp;&quot;,&quot;" office:value-type="string" office:string-value="  teBsmtFinType1 :: !String," calcext:value-type="string">
            <text:p><text:s text:c="2"/>teBsmtFinType1 :: !String,</text:p>
          </table:table-cell>
          <table:table-cell table:formula="of:=&quot;  (VarStr &quot;&quot;&quot;&amp;[.A34]&amp;&quot;&quot;&quot;, &quot;&amp;IF([.B34]=&quot;IntOrNull&quot;;&quot;toValue . &quot;;&quot;ValStr . &quot;)&amp;&quot;te&quot;&amp;[.A34]&amp;&quot;),&quot;" office:value-type="string" office:string-value="  (VarStr &quot;BsmtFinType1&quot;, ValStr . teBsmtFinType1)," calcext:value-type="string">
            <text:p><text:s text:c="2"/>(VarStr "BsmtFinType1", ValStr . teBsmtFinType1),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IntOrNull</text:p>
          </table:table-cell>
          <table:table-cell table:formula="of:= &quot;  te&quot;&amp;[.A35]&amp;&quot; :: !&quot;&amp;[.B35]&amp;&quot;,&quot;" office:value-type="string" office:string-value="  teBsmtFinSF1 :: !IntOrNull," calcext:value-type="string">
            <text:p><text:s text:c="2"/>teBsmtFinSF1 :: !IntOrNull,</text:p>
          </table:table-cell>
          <table:table-cell table:formula="of:=&quot;  (VarStr &quot;&quot;&quot;&amp;[.A35]&amp;&quot;&quot;&quot;, &quot;&amp;IF([.B35]=&quot;IntOrNull&quot;;&quot;toValue . &quot;;&quot;ValStr . &quot;)&amp;&quot;te&quot;&amp;[.A35]&amp;&quot;),&quot;" office:value-type="string" office:string-value="  (VarStr &quot;BsmtFinSF1&quot;, toValue . teBsmtFinSF1)," calcext:value-type="string">
            <text:p><text:s text:c="2"/>(VarStr "BsmtFinSF1", toValue . teBsmtFinSF1),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String</text:p>
          </table:table-cell>
          <table:table-cell table:formula="of:= &quot;  te&quot;&amp;[.A36]&amp;&quot; :: !&quot;&amp;[.B36]&amp;&quot;,&quot;" office:value-type="string" office:string-value="  teBsmtFinType2 :: !String," calcext:value-type="string">
            <text:p><text:s text:c="2"/>teBsmtFinType2 :: !String,</text:p>
          </table:table-cell>
          <table:table-cell table:formula="of:=&quot;  (VarStr &quot;&quot;&quot;&amp;[.A36]&amp;&quot;&quot;&quot;, &quot;&amp;IF([.B36]=&quot;IntOrNull&quot;;&quot;toValue . &quot;;&quot;ValStr . &quot;)&amp;&quot;te&quot;&amp;[.A36]&amp;&quot;),&quot;" office:value-type="string" office:string-value="  (VarStr &quot;BsmtFinType2&quot;, ValStr . teBsmtFinType2)," calcext:value-type="string">
            <text:p><text:s text:c="2"/>(VarStr "BsmtFinType2", ValStr . teBsmtFinType2),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IntOrNull</text:p>
          </table:table-cell>
          <table:table-cell table:formula="of:= &quot;  te&quot;&amp;[.A37]&amp;&quot; :: !&quot;&amp;[.B37]&amp;&quot;,&quot;" office:value-type="string" office:string-value="  teBsmtFinSF2 :: !IntOrNull," calcext:value-type="string">
            <text:p><text:s text:c="2"/>teBsmtFinSF2 :: !IntOrNull,</text:p>
          </table:table-cell>
          <table:table-cell table:formula="of:=&quot;  (VarStr &quot;&quot;&quot;&amp;[.A37]&amp;&quot;&quot;&quot;, &quot;&amp;IF([.B37]=&quot;IntOrNull&quot;;&quot;toValue . &quot;;&quot;ValStr . &quot;)&amp;&quot;te&quot;&amp;[.A37]&amp;&quot;),&quot;" office:value-type="string" office:string-value="  (VarStr &quot;BsmtFinSF2&quot;, toValue . teBsmtFinSF2)," calcext:value-type="string">
            <text:p><text:s text:c="2"/>(VarStr "BsmtFinSF2", toValue . teBsmtFinSF2),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IntOrNull</text:p>
          </table:table-cell>
          <table:table-cell table:formula="of:= &quot;  te&quot;&amp;[.A38]&amp;&quot; :: !&quot;&amp;[.B38]&amp;&quot;,&quot;" office:value-type="string" office:string-value="  teBsmtUnfSF :: !IntOrNull," calcext:value-type="string">
            <text:p><text:s text:c="2"/>teBsmtUnfSF :: !IntOrNull,</text:p>
          </table:table-cell>
          <table:table-cell table:formula="of:=&quot;  (VarStr &quot;&quot;&quot;&amp;[.A38]&amp;&quot;&quot;&quot;, &quot;&amp;IF([.B38]=&quot;IntOrNull&quot;;&quot;toValue . &quot;;&quot;ValStr . &quot;)&amp;&quot;te&quot;&amp;[.A38]&amp;&quot;),&quot;" office:value-type="string" office:string-value="  (VarStr &quot;BsmtUnfSF&quot;, toValue . teBsmtUnfSF)," calcext:value-type="string">
            <text:p><text:s text:c="2"/>(VarStr "BsmtUnfSF", toValue . teBsmtUnfSF),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IntOrNull</text:p>
          </table:table-cell>
          <table:table-cell table:formula="of:= &quot;  te&quot;&amp;[.A39]&amp;&quot; :: !&quot;&amp;[.B39]&amp;&quot;,&quot;" office:value-type="string" office:string-value="  teTotalBsmtSF :: !IntOrNull," calcext:value-type="string">
            <text:p><text:s text:c="2"/>teTotalBsmtSF :: !IntOrNull,</text:p>
          </table:table-cell>
          <table:table-cell table:formula="of:=&quot;  (VarStr &quot;&quot;&quot;&amp;[.A39]&amp;&quot;&quot;&quot;, &quot;&amp;IF([.B39]=&quot;IntOrNull&quot;;&quot;toValue . &quot;;&quot;ValStr . &quot;)&amp;&quot;te&quot;&amp;[.A39]&amp;&quot;),&quot;" office:value-type="string" office:string-value="  (VarStr &quot;TotalBsmtSF&quot;, toValue . teTotalBsmtSF)," calcext:value-type="string">
            <text:p><text:s text:c="2"/>(VarStr "TotalBsmtSF", toValue . teTotalBsmtSF),</text:p>
          </table:table-cell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String</text:p>
          </table:table-cell>
          <table:table-cell table:formula="of:= &quot;  te&quot;&amp;[.A40]&amp;&quot; :: !&quot;&amp;[.B40]&amp;&quot;,&quot;" office:value-type="string" office:string-value="  teHeating :: !String," calcext:value-type="string">
            <text:p><text:s text:c="2"/>teHeating :: !String,</text:p>
          </table:table-cell>
          <table:table-cell table:formula="of:=&quot;  (VarStr &quot;&quot;&quot;&amp;[.A40]&amp;&quot;&quot;&quot;, &quot;&amp;IF([.B40]=&quot;IntOrNull&quot;;&quot;toValue . &quot;;&quot;ValStr . &quot;)&amp;&quot;te&quot;&amp;[.A40]&amp;&quot;),&quot;" office:value-type="string" office:string-value="  (VarStr &quot;Heating&quot;, ValStr . teHeating)," calcext:value-type="string">
            <text:p><text:s text:c="2"/>(VarStr "Heating", ValStr . teHeating),</text:p>
          </table:table-cell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String</text:p>
          </table:table-cell>
          <table:table-cell table:formula="of:= &quot;  te&quot;&amp;[.A41]&amp;&quot; :: !&quot;&amp;[.B41]&amp;&quot;,&quot;" office:value-type="string" office:string-value="  teHeatingQC :: !String," calcext:value-type="string">
            <text:p><text:s text:c="2"/>teHeatingQC :: !String,</text:p>
          </table:table-cell>
          <table:table-cell table:formula="of:=&quot;  (VarStr &quot;&quot;&quot;&amp;[.A41]&amp;&quot;&quot;&quot;, &quot;&amp;IF([.B41]=&quot;IntOrNull&quot;;&quot;toValue . &quot;;&quot;ValStr . &quot;)&amp;&quot;te&quot;&amp;[.A41]&amp;&quot;),&quot;" office:value-type="string" office:string-value="  (VarStr &quot;HeatingQC&quot;, ValStr . teHeatingQC)," calcext:value-type="string">
            <text:p><text:s text:c="2"/>(VarStr "HeatingQC", ValStr . teHeatingQC),</text:p>
          </table:table-cell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String</text:p>
          </table:table-cell>
          <table:table-cell table:formula="of:= &quot;  te&quot;&amp;[.A42]&amp;&quot; :: !&quot;&amp;[.B42]&amp;&quot;,&quot;" office:value-type="string" office:string-value="  teCentralAir :: !String," calcext:value-type="string">
            <text:p><text:s text:c="2"/>teCentralAir :: !String,</text:p>
          </table:table-cell>
          <table:table-cell table:formula="of:=&quot;  (VarStr &quot;&quot;&quot;&amp;[.A42]&amp;&quot;&quot;&quot;, &quot;&amp;IF([.B42]=&quot;IntOrNull&quot;;&quot;toValue . &quot;;&quot;ValStr . &quot;)&amp;&quot;te&quot;&amp;[.A42]&amp;&quot;),&quot;" office:value-type="string" office:string-value="  (VarStr &quot;CentralAir&quot;, ValStr . teCentralAir)," calcext:value-type="string">
            <text:p><text:s text:c="2"/>(VarStr "CentralAir", ValStr . teCentralAir),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String</text:p>
          </table:table-cell>
          <table:table-cell table:formula="of:= &quot;  te&quot;&amp;[.A43]&amp;&quot; :: !&quot;&amp;[.B43]&amp;&quot;,&quot;" office:value-type="string" office:string-value="  teElectrical :: !String," calcext:value-type="string">
            <text:p><text:s text:c="2"/>teElectrical :: !String,</text:p>
          </table:table-cell>
          <table:table-cell table:formula="of:=&quot;  (VarStr &quot;&quot;&quot;&amp;[.A43]&amp;&quot;&quot;&quot;, &quot;&amp;IF([.B43]=&quot;IntOrNull&quot;;&quot;toValue . &quot;;&quot;ValStr . &quot;)&amp;&quot;te&quot;&amp;[.A43]&amp;&quot;),&quot;" office:value-type="string" office:string-value="  (VarStr &quot;Electrical&quot;, ValStr . teElectrical)," calcext:value-type="string">
            <text:p><text:s text:c="2"/>(VarStr "Electrical", ValStr . teElectrical),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IntOrNull</text:p>
          </table:table-cell>
          <table:table-cell table:formula="of:= &quot;  te&quot;&amp;[.A44]&amp;&quot; :: !&quot;&amp;[.B44]&amp;&quot;,&quot;" office:value-type="string" office:string-value="  te1stFlrSF :: !IntOrNull," calcext:value-type="string">
            <text:p><text:s text:c="2"/>te1stFlrSF :: !IntOrNull,</text:p>
          </table:table-cell>
          <table:table-cell table:formula="of:=&quot;  (VarStr &quot;&quot;&quot;&amp;[.A44]&amp;&quot;&quot;&quot;, &quot;&amp;IF([.B44]=&quot;IntOrNull&quot;;&quot;toValue . &quot;;&quot;ValStr . &quot;)&amp;&quot;te&quot;&amp;[.A44]&amp;&quot;),&quot;" office:value-type="string" office:string-value="  (VarStr &quot;1stFlrSF&quot;, toValue . te1stFlrSF)," calcext:value-type="string">
            <text:p><text:s text:c="2"/>(VarStr "1stFlrSF", toValue . te1stFlrSF),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IntOrNull</text:p>
          </table:table-cell>
          <table:table-cell table:formula="of:= &quot;  te&quot;&amp;[.A45]&amp;&quot; :: !&quot;&amp;[.B45]&amp;&quot;,&quot;" office:value-type="string" office:string-value="  te2ndFlrSF :: !IntOrNull," calcext:value-type="string">
            <text:p><text:s text:c="2"/>te2ndFlrSF :: !IntOrNull,</text:p>
          </table:table-cell>
          <table:table-cell table:formula="of:=&quot;  (VarStr &quot;&quot;&quot;&amp;[.A45]&amp;&quot;&quot;&quot;, &quot;&amp;IF([.B45]=&quot;IntOrNull&quot;;&quot;toValue . &quot;;&quot;ValStr . &quot;)&amp;&quot;te&quot;&amp;[.A45]&amp;&quot;),&quot;" office:value-type="string" office:string-value="  (VarStr &quot;2ndFlrSF&quot;, toValue . te2ndFlrSF)," calcext:value-type="string">
            <text:p><text:s text:c="2"/>(VarStr "2ndFlrSF", toValue . te2ndFlrSF),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IntOrNull</text:p>
          </table:table-cell>
          <table:table-cell table:formula="of:= &quot;  te&quot;&amp;[.A46]&amp;&quot; :: !&quot;&amp;[.B46]&amp;&quot;,&quot;" office:value-type="string" office:string-value="  teLowQualFinSF :: !IntOrNull," calcext:value-type="string">
            <text:p><text:s text:c="2"/>teLowQualFinSF :: !IntOrNull,</text:p>
          </table:table-cell>
          <table:table-cell table:formula="of:=&quot;  (VarStr &quot;&quot;&quot;&amp;[.A46]&amp;&quot;&quot;&quot;, &quot;&amp;IF([.B46]=&quot;IntOrNull&quot;;&quot;toValue . &quot;;&quot;ValStr . &quot;)&amp;&quot;te&quot;&amp;[.A46]&amp;&quot;),&quot;" office:value-type="string" office:string-value="  (VarStr &quot;LowQualFinSF&quot;, toValue . teLowQualFinSF)," calcext:value-type="string">
            <text:p><text:s text:c="2"/>(VarStr "LowQualFinSF", toValue . teLowQualFinSF),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IntOrNull</text:p>
          </table:table-cell>
          <table:table-cell table:formula="of:= &quot;  te&quot;&amp;[.A47]&amp;&quot; :: !&quot;&amp;[.B47]&amp;&quot;,&quot;" office:value-type="string" office:string-value="  teGrLivArea :: !IntOrNull," calcext:value-type="string">
            <text:p><text:s text:c="2"/>teGrLivArea :: !IntOrNull,</text:p>
          </table:table-cell>
          <table:table-cell table:formula="of:=&quot;  (VarStr &quot;&quot;&quot;&amp;[.A47]&amp;&quot;&quot;&quot;, &quot;&amp;IF([.B47]=&quot;IntOrNull&quot;;&quot;toValue . &quot;;&quot;ValStr . &quot;)&amp;&quot;te&quot;&amp;[.A47]&amp;&quot;),&quot;" office:value-type="string" office:string-value="  (VarStr &quot;GrLivArea&quot;, toValue . teGrLivArea)," calcext:value-type="string">
            <text:p><text:s text:c="2"/>(VarStr "GrLivArea", toValue . teGrLivArea),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IntOrNull</text:p>
          </table:table-cell>
          <table:table-cell table:formula="of:= &quot;  te&quot;&amp;[.A48]&amp;&quot; :: !&quot;&amp;[.B48]&amp;&quot;,&quot;" office:value-type="string" office:string-value="  teBsmtFullBath :: !IntOrNull," calcext:value-type="string">
            <text:p><text:s text:c="2"/>teBsmtFullBath :: !IntOrNull,</text:p>
          </table:table-cell>
          <table:table-cell table:formula="of:=&quot;  (VarStr &quot;&quot;&quot;&amp;[.A48]&amp;&quot;&quot;&quot;, &quot;&amp;IF([.B48]=&quot;IntOrNull&quot;;&quot;toValue . &quot;;&quot;ValStr . &quot;)&amp;&quot;te&quot;&amp;[.A48]&amp;&quot;),&quot;" office:value-type="string" office:string-value="  (VarStr &quot;BsmtFullBath&quot;, toValue . teBsmtFullBath)," calcext:value-type="string">
            <text:p><text:s text:c="2"/>(VarStr "BsmtFullBath", toValue . teBsmtFullBath),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IntOrNull</text:p>
          </table:table-cell>
          <table:table-cell table:formula="of:= &quot;  te&quot;&amp;[.A49]&amp;&quot; :: !&quot;&amp;[.B49]&amp;&quot;,&quot;" office:value-type="string" office:string-value="  teBsmtHalfBath :: !IntOrNull," calcext:value-type="string">
            <text:p><text:s text:c="2"/>teBsmtHalfBath :: !IntOrNull,</text:p>
          </table:table-cell>
          <table:table-cell table:formula="of:=&quot;  (VarStr &quot;&quot;&quot;&amp;[.A49]&amp;&quot;&quot;&quot;, &quot;&amp;IF([.B49]=&quot;IntOrNull&quot;;&quot;toValue . &quot;;&quot;ValStr . &quot;)&amp;&quot;te&quot;&amp;[.A49]&amp;&quot;),&quot;" office:value-type="string" office:string-value="  (VarStr &quot;BsmtHalfBath&quot;, toValue . teBsmtHalfBath)," calcext:value-type="string">
            <text:p><text:s text:c="2"/>(VarStr "BsmtHalfBath", toValue . teBsmtHalfBath),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IntOrNull</text:p>
          </table:table-cell>
          <table:table-cell table:formula="of:= &quot;  te&quot;&amp;[.A50]&amp;&quot; :: !&quot;&amp;[.B50]&amp;&quot;,&quot;" office:value-type="string" office:string-value="  teFullBath :: !IntOrNull," calcext:value-type="string">
            <text:p><text:s text:c="2"/>teFullBath :: !IntOrNull,</text:p>
          </table:table-cell>
          <table:table-cell table:formula="of:=&quot;  (VarStr &quot;&quot;&quot;&amp;[.A50]&amp;&quot;&quot;&quot;, &quot;&amp;IF([.B50]=&quot;IntOrNull&quot;;&quot;toValue . &quot;;&quot;ValStr . &quot;)&amp;&quot;te&quot;&amp;[.A50]&amp;&quot;),&quot;" office:value-type="string" office:string-value="  (VarStr &quot;FullBath&quot;, toValue . teFullBath)," calcext:value-type="string">
            <text:p><text:s text:c="2"/>(VarStr "FullBath", toValue . teFullBath),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IntOrNull</text:p>
          </table:table-cell>
          <table:table-cell table:formula="of:= &quot;  te&quot;&amp;[.A51]&amp;&quot; :: !&quot;&amp;[.B51]&amp;&quot;,&quot;" office:value-type="string" office:string-value="  teHalfBath :: !IntOrNull," calcext:value-type="string">
            <text:p><text:s text:c="2"/>teHalfBath :: !IntOrNull,</text:p>
          </table:table-cell>
          <table:table-cell table:formula="of:=&quot;  (VarStr &quot;&quot;&quot;&amp;[.A51]&amp;&quot;&quot;&quot;, &quot;&amp;IF([.B51]=&quot;IntOrNull&quot;;&quot;toValue . &quot;;&quot;ValStr . &quot;)&amp;&quot;te&quot;&amp;[.A51]&amp;&quot;),&quot;" office:value-type="string" office:string-value="  (VarStr &quot;HalfBath&quot;, toValue . teHalfBath)," calcext:value-type="string">
            <text:p><text:s text:c="2"/>(VarStr "HalfBath", toValue . teHalfBath),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IntOrNull</text:p>
          </table:table-cell>
          <table:table-cell table:formula="of:= &quot;  te&quot;&amp;[.A52]&amp;&quot; :: !&quot;&amp;[.B52]&amp;&quot;,&quot;" office:value-type="string" office:string-value="  teBedroomAbvGr :: !IntOrNull," calcext:value-type="string">
            <text:p><text:s text:c="2"/>teBedroomAbvGr :: !IntOrNull,</text:p>
          </table:table-cell>
          <table:table-cell table:formula="of:=&quot;  (VarStr &quot;&quot;&quot;&amp;[.A52]&amp;&quot;&quot;&quot;, &quot;&amp;IF([.B52]=&quot;IntOrNull&quot;;&quot;toValue . &quot;;&quot;ValStr . &quot;)&amp;&quot;te&quot;&amp;[.A52]&amp;&quot;),&quot;" office:value-type="string" office:string-value="  (VarStr &quot;BedroomAbvGr&quot;, toValue . teBedroomAbvGr)," calcext:value-type="string">
            <text:p><text:s text:c="2"/>(VarStr "BedroomAbvGr", toValue . teBedroomAbvGr),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IntOrNull</text:p>
          </table:table-cell>
          <table:table-cell table:formula="of:= &quot;  te&quot;&amp;[.A53]&amp;&quot; :: !&quot;&amp;[.B53]&amp;&quot;,&quot;" office:value-type="string" office:string-value="  teKitchenAbvGr :: !IntOrNull," calcext:value-type="string">
            <text:p><text:s text:c="2"/>teKitchenAbvGr :: !IntOrNull,</text:p>
          </table:table-cell>
          <table:table-cell table:formula="of:=&quot;  (VarStr &quot;&quot;&quot;&amp;[.A53]&amp;&quot;&quot;&quot;, &quot;&amp;IF([.B53]=&quot;IntOrNull&quot;;&quot;toValue . &quot;;&quot;ValStr . &quot;)&amp;&quot;te&quot;&amp;[.A53]&amp;&quot;),&quot;" office:value-type="string" office:string-value="  (VarStr &quot;KitchenAbvGr&quot;, toValue . teKitchenAbvGr)," calcext:value-type="string">
            <text:p><text:s text:c="2"/>(VarStr "KitchenAbvGr", toValue . teKitchenAbvGr),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String</text:p>
          </table:table-cell>
          <table:table-cell table:formula="of:= &quot;  te&quot;&amp;[.A54]&amp;&quot; :: !&quot;&amp;[.B54]&amp;&quot;,&quot;" office:value-type="string" office:string-value="  teKitchenQual :: !String," calcext:value-type="string">
            <text:p><text:s text:c="2"/>teKitchenQual :: !String,</text:p>
          </table:table-cell>
          <table:table-cell table:formula="of:=&quot;  (VarStr &quot;&quot;&quot;&amp;[.A54]&amp;&quot;&quot;&quot;, &quot;&amp;IF([.B54]=&quot;IntOrNull&quot;;&quot;toValue . &quot;;&quot;ValStr . &quot;)&amp;&quot;te&quot;&amp;[.A54]&amp;&quot;),&quot;" office:value-type="string" office:string-value="  (VarStr &quot;KitchenQual&quot;, ValStr . teKitchenQual)," calcext:value-type="string">
            <text:p><text:s text:c="2"/>(VarStr "KitchenQual", ValStr . teKitchenQual),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IntOrNull</text:p>
          </table:table-cell>
          <table:table-cell table:formula="of:= &quot;  te&quot;&amp;[.A55]&amp;&quot; :: !&quot;&amp;[.B55]&amp;&quot;,&quot;" office:value-type="string" office:string-value="  teTotRmsAbvGrd :: !IntOrNull," calcext:value-type="string">
            <text:p><text:s text:c="2"/>teTotRmsAbvGrd :: !IntOrNull,</text:p>
          </table:table-cell>
          <table:table-cell table:formula="of:=&quot;  (VarStr &quot;&quot;&quot;&amp;[.A55]&amp;&quot;&quot;&quot;, &quot;&amp;IF([.B55]=&quot;IntOrNull&quot;;&quot;toValue . &quot;;&quot;ValStr . &quot;)&amp;&quot;te&quot;&amp;[.A55]&amp;&quot;),&quot;" office:value-type="string" office:string-value="  (VarStr &quot;TotRmsAbvGrd&quot;, toValue . teTotRmsAbvGrd)," calcext:value-type="string">
            <text:p><text:s text:c="2"/>(VarStr "TotRmsAbvGrd", toValue . teTotRmsAbvGrd),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tring</text:p>
          </table:table-cell>
          <table:table-cell table:formula="of:= &quot;  te&quot;&amp;[.A56]&amp;&quot; :: !&quot;&amp;[.B56]&amp;&quot;,&quot;" office:value-type="string" office:string-value="  teFunctional :: !String," calcext:value-type="string">
            <text:p><text:s text:c="2"/>teFunctional :: !String,</text:p>
          </table:table-cell>
          <table:table-cell table:formula="of:=&quot;  (VarStr &quot;&quot;&quot;&amp;[.A56]&amp;&quot;&quot;&quot;, &quot;&amp;IF([.B56]=&quot;IntOrNull&quot;;&quot;toValue . &quot;;&quot;ValStr . &quot;)&amp;&quot;te&quot;&amp;[.A56]&amp;&quot;),&quot;" office:value-type="string" office:string-value="  (VarStr &quot;Functional&quot;, ValStr . teFunctional)," calcext:value-type="string">
            <text:p><text:s text:c="2"/>(VarStr "Functional", ValStr . teFunctional),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IntOrNull</text:p>
          </table:table-cell>
          <table:table-cell table:formula="of:= &quot;  te&quot;&amp;[.A57]&amp;&quot; :: !&quot;&amp;[.B57]&amp;&quot;,&quot;" office:value-type="string" office:string-value="  teFireplaces :: !IntOrNull," calcext:value-type="string">
            <text:p><text:s text:c="2"/>teFireplaces :: !IntOrNull,</text:p>
          </table:table-cell>
          <table:table-cell table:formula="of:=&quot;  (VarStr &quot;&quot;&quot;&amp;[.A57]&amp;&quot;&quot;&quot;, &quot;&amp;IF([.B57]=&quot;IntOrNull&quot;;&quot;toValue . &quot;;&quot;ValStr . &quot;)&amp;&quot;te&quot;&amp;[.A57]&amp;&quot;),&quot;" office:value-type="string" office:string-value="  (VarStr &quot;Fireplaces&quot;, toValue . teFireplaces)," calcext:value-type="string">
            <text:p><text:s text:c="2"/>(VarStr "Fireplaces", toValue . teFireplaces),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String</text:p>
          </table:table-cell>
          <table:table-cell table:formula="of:= &quot;  te&quot;&amp;[.A58]&amp;&quot; :: !&quot;&amp;[.B58]&amp;&quot;,&quot;" office:value-type="string" office:string-value="  teFireplaceQu :: !String," calcext:value-type="string">
            <text:p><text:s text:c="2"/>teFireplaceQu :: !String,</text:p>
          </table:table-cell>
          <table:table-cell table:formula="of:=&quot;  (VarStr &quot;&quot;&quot;&amp;[.A58]&amp;&quot;&quot;&quot;, &quot;&amp;IF([.B58]=&quot;IntOrNull&quot;;&quot;toValue . &quot;;&quot;ValStr . &quot;)&amp;&quot;te&quot;&amp;[.A58]&amp;&quot;),&quot;" office:value-type="string" office:string-value="  (VarStr &quot;FireplaceQu&quot;, ValStr . teFireplaceQu)," calcext:value-type="string">
            <text:p><text:s text:c="2"/>(VarStr "FireplaceQu", ValStr . teFireplaceQu),</text:p>
          </table:table-cell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String</text:p>
          </table:table-cell>
          <table:table-cell table:formula="of:= &quot;  te&quot;&amp;[.A59]&amp;&quot; :: !&quot;&amp;[.B59]&amp;&quot;,&quot;" office:value-type="string" office:string-value="  teGarageType :: !String," calcext:value-type="string">
            <text:p><text:s text:c="2"/>teGarageType :: !String,</text:p>
          </table:table-cell>
          <table:table-cell table:formula="of:=&quot;  (VarStr &quot;&quot;&quot;&amp;[.A59]&amp;&quot;&quot;&quot;, &quot;&amp;IF([.B59]=&quot;IntOrNull&quot;;&quot;toValue . &quot;;&quot;ValStr . &quot;)&amp;&quot;te&quot;&amp;[.A59]&amp;&quot;),&quot;" office:value-type="string" office:string-value="  (VarStr &quot;GarageType&quot;, ValStr . teGarageType)," calcext:value-type="string">
            <text:p><text:s text:c="2"/>(VarStr "GarageType", ValStr . teGarageType),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String</text:p>
          </table:table-cell>
          <table:table-cell table:formula="of:= &quot;  te&quot;&amp;[.A60]&amp;&quot; :: !&quot;&amp;[.B60]&amp;&quot;,&quot;" office:value-type="string" office:string-value="  teGarageYrBlt :: !String," calcext:value-type="string">
            <text:p><text:s text:c="2"/>teGarageYrBlt :: !String,</text:p>
          </table:table-cell>
          <table:table-cell table:formula="of:=&quot;  (VarStr &quot;&quot;&quot;&amp;[.A60]&amp;&quot;&quot;&quot;, &quot;&amp;IF([.B60]=&quot;IntOrNull&quot;;&quot;toValue . &quot;;&quot;ValStr . &quot;)&amp;&quot;te&quot;&amp;[.A60]&amp;&quot;),&quot;" office:value-type="string" office:string-value="  (VarStr &quot;GarageYrBlt&quot;, ValStr . teGarageYrBlt)," calcext:value-type="string">
            <text:p><text:s text:c="2"/>(VarStr "GarageYrBlt", ValStr . teGarageYrBlt),</text:p>
          </table:table-cell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String</text:p>
          </table:table-cell>
          <table:table-cell table:formula="of:= &quot;  te&quot;&amp;[.A61]&amp;&quot; :: !&quot;&amp;[.B61]&amp;&quot;,&quot;" office:value-type="string" office:string-value="  teGarageFinish :: !String," calcext:value-type="string">
            <text:p><text:s text:c="2"/>teGarageFinish :: !String,</text:p>
          </table:table-cell>
          <table:table-cell table:formula="of:=&quot;  (VarStr &quot;&quot;&quot;&amp;[.A61]&amp;&quot;&quot;&quot;, &quot;&amp;IF([.B61]=&quot;IntOrNull&quot;;&quot;toValue . &quot;;&quot;ValStr . &quot;)&amp;&quot;te&quot;&amp;[.A61]&amp;&quot;),&quot;" office:value-type="string" office:string-value="  (VarStr &quot;GarageFinish&quot;, ValStr . teGarageFinish)," calcext:value-type="string">
            <text:p><text:s text:c="2"/>(VarStr "GarageFinish", ValStr . teGarageFinish),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IntOrNull</text:p>
          </table:table-cell>
          <table:table-cell table:formula="of:= &quot;  te&quot;&amp;[.A62]&amp;&quot; :: !&quot;&amp;[.B62]&amp;&quot;,&quot;" office:value-type="string" office:string-value="  teGarageCars :: !IntOrNull," calcext:value-type="string">
            <text:p><text:s text:c="2"/>teGarageCars :: !IntOrNull,</text:p>
          </table:table-cell>
          <table:table-cell table:formula="of:=&quot;  (VarStr &quot;&quot;&quot;&amp;[.A62]&amp;&quot;&quot;&quot;, &quot;&amp;IF([.B62]=&quot;IntOrNull&quot;;&quot;toValue . &quot;;&quot;ValStr . &quot;)&amp;&quot;te&quot;&amp;[.A62]&amp;&quot;),&quot;" office:value-type="string" office:string-value="  (VarStr &quot;GarageCars&quot;, toValue . teGarageCars)," calcext:value-type="string">
            <text:p><text:s text:c="2"/>(VarStr "GarageCars", toValue . teGarageCars),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IntOrNull</text:p>
          </table:table-cell>
          <table:table-cell table:formula="of:= &quot;  te&quot;&amp;[.A63]&amp;&quot; :: !&quot;&amp;[.B63]&amp;&quot;,&quot;" office:value-type="string" office:string-value="  teGarageArea :: !IntOrNull," calcext:value-type="string">
            <text:p><text:s text:c="2"/>teGarageArea :: !IntOrNull,</text:p>
          </table:table-cell>
          <table:table-cell table:formula="of:=&quot;  (VarStr &quot;&quot;&quot;&amp;[.A63]&amp;&quot;&quot;&quot;, &quot;&amp;IF([.B63]=&quot;IntOrNull&quot;;&quot;toValue . &quot;;&quot;ValStr . &quot;)&amp;&quot;te&quot;&amp;[.A63]&amp;&quot;),&quot;" office:value-type="string" office:string-value="  (VarStr &quot;GarageArea&quot;, toValue . teGarageArea)," calcext:value-type="string">
            <text:p><text:s text:c="2"/>(VarStr "GarageArea", toValue . teGarageArea),</text:p>
          </table:table-cell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String</text:p>
          </table:table-cell>
          <table:table-cell table:formula="of:= &quot;  te&quot;&amp;[.A64]&amp;&quot; :: !&quot;&amp;[.B64]&amp;&quot;,&quot;" office:value-type="string" office:string-value="  teGarageQual :: !String," calcext:value-type="string">
            <text:p><text:s text:c="2"/>teGarageQual :: !String,</text:p>
          </table:table-cell>
          <table:table-cell table:formula="of:=&quot;  (VarStr &quot;&quot;&quot;&amp;[.A64]&amp;&quot;&quot;&quot;, &quot;&amp;IF([.B64]=&quot;IntOrNull&quot;;&quot;toValue . &quot;;&quot;ValStr . &quot;)&amp;&quot;te&quot;&amp;[.A64]&amp;&quot;),&quot;" office:value-type="string" office:string-value="  (VarStr &quot;GarageQual&quot;, ValStr . teGarageQual)," calcext:value-type="string">
            <text:p><text:s text:c="2"/>(VarStr "GarageQual", ValStr . teGarageQual),</text:p>
          </table:table-cell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String</text:p>
          </table:table-cell>
          <table:table-cell table:formula="of:= &quot;  te&quot;&amp;[.A65]&amp;&quot; :: !&quot;&amp;[.B65]&amp;&quot;,&quot;" office:value-type="string" office:string-value="  teGarageCond :: !String," calcext:value-type="string">
            <text:p><text:s text:c="2"/>teGarageCond :: !String,</text:p>
          </table:table-cell>
          <table:table-cell table:formula="of:=&quot;  (VarStr &quot;&quot;&quot;&amp;[.A65]&amp;&quot;&quot;&quot;, &quot;&amp;IF([.B65]=&quot;IntOrNull&quot;;&quot;toValue . &quot;;&quot;ValStr . &quot;)&amp;&quot;te&quot;&amp;[.A65]&amp;&quot;),&quot;" office:value-type="string" office:string-value="  (VarStr &quot;GarageCond&quot;, ValStr . teGarageCond)," calcext:value-type="string">
            <text:p><text:s text:c="2"/>(VarStr "GarageCond", ValStr . teGarageCond),</text:p>
          </table:table-cell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String</text:p>
          </table:table-cell>
          <table:table-cell table:formula="of:= &quot;  te&quot;&amp;[.A66]&amp;&quot; :: !&quot;&amp;[.B66]&amp;&quot;,&quot;" office:value-type="string" office:string-value="  tePavedDrive :: !String," calcext:value-type="string">
            <text:p><text:s text:c="2"/>tePavedDrive :: !String,</text:p>
          </table:table-cell>
          <table:table-cell table:formula="of:=&quot;  (VarStr &quot;&quot;&quot;&amp;[.A66]&amp;&quot;&quot;&quot;, &quot;&amp;IF([.B66]=&quot;IntOrNull&quot;;&quot;toValue . &quot;;&quot;ValStr . &quot;)&amp;&quot;te&quot;&amp;[.A66]&amp;&quot;),&quot;" office:value-type="string" office:string-value="  (VarStr &quot;PavedDrive&quot;, ValStr . tePavedDrive)," calcext:value-type="string">
            <text:p><text:s text:c="2"/>(VarStr "PavedDrive", ValStr . tePavedDrive),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IntOrNull</text:p>
          </table:table-cell>
          <table:table-cell table:formula="of:= &quot;  te&quot;&amp;[.A67]&amp;&quot; :: !&quot;&amp;[.B67]&amp;&quot;,&quot;" office:value-type="string" office:string-value="  teWoodDeckSF :: !IntOrNull," calcext:value-type="string">
            <text:p><text:s text:c="2"/>teWoodDeckSF :: !IntOrNull,</text:p>
          </table:table-cell>
          <table:table-cell table:formula="of:=&quot;  (VarStr &quot;&quot;&quot;&amp;[.A67]&amp;&quot;&quot;&quot;, &quot;&amp;IF([.B67]=&quot;IntOrNull&quot;;&quot;toValue . &quot;;&quot;ValStr . &quot;)&amp;&quot;te&quot;&amp;[.A67]&amp;&quot;),&quot;" office:value-type="string" office:string-value="  (VarStr &quot;WoodDeckSF&quot;, toValue . teWoodDeckSF)," calcext:value-type="string">
            <text:p><text:s text:c="2"/>(VarStr "WoodDeckSF", toValue . teWoodDeckSF),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IntOrNull</text:p>
          </table:table-cell>
          <table:table-cell table:formula="of:= &quot;  te&quot;&amp;[.A68]&amp;&quot; :: !&quot;&amp;[.B68]&amp;&quot;,&quot;" office:value-type="string" office:string-value="  teOpenPorchSF :: !IntOrNull," calcext:value-type="string">
            <text:p><text:s text:c="2"/>teOpenPorchSF :: !IntOrNull,</text:p>
          </table:table-cell>
          <table:table-cell table:formula="of:=&quot;  (VarStr &quot;&quot;&quot;&amp;[.A68]&amp;&quot;&quot;&quot;, &quot;&amp;IF([.B68]=&quot;IntOrNull&quot;;&quot;toValue . &quot;;&quot;ValStr . &quot;)&amp;&quot;te&quot;&amp;[.A68]&amp;&quot;),&quot;" office:value-type="string" office:string-value="  (VarStr &quot;OpenPorchSF&quot;, toValue . teOpenPorchSF)," calcext:value-type="string">
            <text:p><text:s text:c="2"/>(VarStr "OpenPorchSF", toValue . teOpenPorchSF),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IntOrNull</text:p>
          </table:table-cell>
          <table:table-cell table:formula="of:= &quot;  te&quot;&amp;[.A69]&amp;&quot; :: !&quot;&amp;[.B69]&amp;&quot;,&quot;" office:value-type="string" office:string-value="  teEnclosedPorch :: !IntOrNull," calcext:value-type="string">
            <text:p><text:s text:c="2"/>teEnclosedPorch :: !IntOrNull,</text:p>
          </table:table-cell>
          <table:table-cell table:formula="of:=&quot;  (VarStr &quot;&quot;&quot;&amp;[.A69]&amp;&quot;&quot;&quot;, &quot;&amp;IF([.B69]=&quot;IntOrNull&quot;;&quot;toValue . &quot;;&quot;ValStr . &quot;)&amp;&quot;te&quot;&amp;[.A69]&amp;&quot;),&quot;" office:value-type="string" office:string-value="  (VarStr &quot;EnclosedPorch&quot;, toValue . teEnclosedPorch)," calcext:value-type="string">
            <text:p><text:s text:c="2"/>(VarStr "EnclosedPorch", toValue . teEnclosedPorch),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IntOrNull</text:p>
          </table:table-cell>
          <table:table-cell table:formula="of:= &quot;  te&quot;&amp;[.A70]&amp;&quot; :: !&quot;&amp;[.B70]&amp;&quot;,&quot;" office:value-type="string" office:string-value="  te3SsnPorch :: !IntOrNull," calcext:value-type="string">
            <text:p><text:s text:c="2"/>te3SsnPorch :: !IntOrNull,</text:p>
          </table:table-cell>
          <table:table-cell table:formula="of:=&quot;  (VarStr &quot;&quot;&quot;&amp;[.A70]&amp;&quot;&quot;&quot;, &quot;&amp;IF([.B70]=&quot;IntOrNull&quot;;&quot;toValue . &quot;;&quot;ValStr . &quot;)&amp;&quot;te&quot;&amp;[.A70]&amp;&quot;),&quot;" office:value-type="string" office:string-value="  (VarStr &quot;3SsnPorch&quot;, toValue . te3SsnPorch)," calcext:value-type="string">
            <text:p><text:s text:c="2"/>(VarStr "3SsnPorch", toValue . te3SsnPorch),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IntOrNull</text:p>
          </table:table-cell>
          <table:table-cell table:formula="of:= &quot;  te&quot;&amp;[.A71]&amp;&quot; :: !&quot;&amp;[.B71]&amp;&quot;,&quot;" office:value-type="string" office:string-value="  teScreenPorch :: !IntOrNull," calcext:value-type="string">
            <text:p><text:s text:c="2"/>teScreenPorch :: !IntOrNull,</text:p>
          </table:table-cell>
          <table:table-cell table:formula="of:=&quot;  (VarStr &quot;&quot;&quot;&amp;[.A71]&amp;&quot;&quot;&quot;, &quot;&amp;IF([.B71]=&quot;IntOrNull&quot;;&quot;toValue . &quot;;&quot;ValStr . &quot;)&amp;&quot;te&quot;&amp;[.A71]&amp;&quot;),&quot;" office:value-type="string" office:string-value="  (VarStr &quot;ScreenPorch&quot;, toValue . teScreenPorch)," calcext:value-type="string">
            <text:p><text:s text:c="2"/>(VarStr "ScreenPorch", toValue . teScreenPorch),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IntOrNull</text:p>
          </table:table-cell>
          <table:table-cell table:formula="of:= &quot;  te&quot;&amp;[.A72]&amp;&quot; :: !&quot;&amp;[.B72]&amp;&quot;,&quot;" office:value-type="string" office:string-value="  tePoolArea :: !IntOrNull," calcext:value-type="string">
            <text:p><text:s text:c="2"/>tePoolArea :: !IntOrNull,</text:p>
          </table:table-cell>
          <table:table-cell table:formula="of:=&quot;  (VarStr &quot;&quot;&quot;&amp;[.A72]&amp;&quot;&quot;&quot;, &quot;&amp;IF([.B72]=&quot;IntOrNull&quot;;&quot;toValue . &quot;;&quot;ValStr . &quot;)&amp;&quot;te&quot;&amp;[.A72]&amp;&quot;),&quot;" office:value-type="string" office:string-value="  (VarStr &quot;PoolArea&quot;, toValue . tePoolArea)," calcext:value-type="string">
            <text:p><text:s text:c="2"/>(VarStr "PoolArea", toValue . tePoolArea),</text:p>
          </table:table-cell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String</text:p>
          </table:table-cell>
          <table:table-cell table:formula="of:= &quot;  te&quot;&amp;[.A73]&amp;&quot; :: !&quot;&amp;[.B73]&amp;&quot;,&quot;" office:value-type="string" office:string-value="  tePoolQC :: !String," calcext:value-type="string">
            <text:p><text:s text:c="2"/>tePoolQC :: !String,</text:p>
          </table:table-cell>
          <table:table-cell table:formula="of:=&quot;  (VarStr &quot;&quot;&quot;&amp;[.A73]&amp;&quot;&quot;&quot;, &quot;&amp;IF([.B73]=&quot;IntOrNull&quot;;&quot;toValue . &quot;;&quot;ValStr . &quot;)&amp;&quot;te&quot;&amp;[.A73]&amp;&quot;),&quot;" office:value-type="string" office:string-value="  (VarStr &quot;PoolQC&quot;, ValStr . tePoolQC)," calcext:value-type="string">
            <text:p><text:s text:c="2"/>(VarStr "PoolQC", ValStr . tePoolQC),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String</text:p>
          </table:table-cell>
          <table:table-cell table:formula="of:= &quot;  te&quot;&amp;[.A74]&amp;&quot; :: !&quot;&amp;[.B74]&amp;&quot;,&quot;" office:value-type="string" office:string-value="  teFence :: !String," calcext:value-type="string">
            <text:p><text:s text:c="2"/>teFence :: !String,</text:p>
          </table:table-cell>
          <table:table-cell table:formula="of:=&quot;  (VarStr &quot;&quot;&quot;&amp;[.A74]&amp;&quot;&quot;&quot;, &quot;&amp;IF([.B74]=&quot;IntOrNull&quot;;&quot;toValue . &quot;;&quot;ValStr . &quot;)&amp;&quot;te&quot;&amp;[.A74]&amp;&quot;),&quot;" office:value-type="string" office:string-value="  (VarStr &quot;Fence&quot;, ValStr . teFence)," calcext:value-type="string">
            <text:p><text:s text:c="2"/>(VarStr "Fence", ValStr . teFence),</text:p>
          </table:table-cell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String</text:p>
          </table:table-cell>
          <table:table-cell table:formula="of:= &quot;  te&quot;&amp;[.A75]&amp;&quot; :: !&quot;&amp;[.B75]&amp;&quot;,&quot;" office:value-type="string" office:string-value="  teMiscFeature :: !String," calcext:value-type="string">
            <text:p><text:s text:c="2"/>teMiscFeature :: !String,</text:p>
          </table:table-cell>
          <table:table-cell table:formula="of:=&quot;  (VarStr &quot;&quot;&quot;&amp;[.A75]&amp;&quot;&quot;&quot;, &quot;&amp;IF([.B75]=&quot;IntOrNull&quot;;&quot;toValue . &quot;;&quot;ValStr . &quot;)&amp;&quot;te&quot;&amp;[.A75]&amp;&quot;),&quot;" office:value-type="string" office:string-value="  (VarStr &quot;MiscFeature&quot;, ValStr . teMiscFeature)," calcext:value-type="string">
            <text:p><text:s text:c="2"/>(VarStr "MiscFeature", ValStr . teMiscFeature),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IntOrNull</text:p>
          </table:table-cell>
          <table:table-cell table:formula="of:= &quot;  te&quot;&amp;[.A76]&amp;&quot; :: !&quot;&amp;[.B76]&amp;&quot;,&quot;" office:value-type="string" office:string-value="  teMiscVal :: !IntOrNull," calcext:value-type="string">
            <text:p><text:s text:c="2"/>teMiscVal :: !IntOrNull,</text:p>
          </table:table-cell>
          <table:table-cell table:formula="of:=&quot;  (VarStr &quot;&quot;&quot;&amp;[.A76]&amp;&quot;&quot;&quot;, &quot;&amp;IF([.B76]=&quot;IntOrNull&quot;;&quot;toValue . &quot;;&quot;ValStr . &quot;)&amp;&quot;te&quot;&amp;[.A76]&amp;&quot;),&quot;" office:value-type="string" office:string-value="  (VarStr &quot;MiscVal&quot;, toValue . teMiscVal)," calcext:value-type="string">
            <text:p><text:s text:c="2"/>(VarStr "MiscVal", toValue . teMiscVal),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IntOrNull</text:p>
          </table:table-cell>
          <table:table-cell table:formula="of:= &quot;  te&quot;&amp;[.A77]&amp;&quot; :: !&quot;&amp;[.B77]&amp;&quot;,&quot;" office:value-type="string" office:string-value="  teMoSold :: !IntOrNull," calcext:value-type="string">
            <text:p><text:s text:c="2"/>teMoSold :: !IntOrNull,</text:p>
          </table:table-cell>
          <table:table-cell table:formula="of:=&quot;  (VarStr &quot;&quot;&quot;&amp;[.A77]&amp;&quot;&quot;&quot;, &quot;&amp;IF([.B77]=&quot;IntOrNull&quot;;&quot;toValue . &quot;;&quot;ValStr . &quot;)&amp;&quot;te&quot;&amp;[.A77]&amp;&quot;),&quot;" office:value-type="string" office:string-value="  (VarStr &quot;MoSold&quot;, toValue . teMoSold)," calcext:value-type="string">
            <text:p><text:s text:c="2"/>(VarStr "MoSold", toValue . teMoSold),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IntOrNull</text:p>
          </table:table-cell>
          <table:table-cell table:formula="of:= &quot;  te&quot;&amp;[.A78]&amp;&quot; :: !&quot;&amp;[.B78]&amp;&quot;,&quot;" office:value-type="string" office:string-value="  teYrSold :: !IntOrNull," calcext:value-type="string">
            <text:p><text:s text:c="2"/>teYrSold :: !IntOrNull,</text:p>
          </table:table-cell>
          <table:table-cell table:formula="of:=&quot;  (VarStr &quot;&quot;&quot;&amp;[.A78]&amp;&quot;&quot;&quot;, &quot;&amp;IF([.B78]=&quot;IntOrNull&quot;;&quot;toValue . &quot;;&quot;ValStr . &quot;)&amp;&quot;te&quot;&amp;[.A78]&amp;&quot;),&quot;" office:value-type="string" office:string-value="  (VarStr &quot;YrSold&quot;, toValue . teYrSold)," calcext:value-type="string">
            <text:p><text:s text:c="2"/>(VarStr "YrSold", toValue . teYrSold),</text:p>
          </table:table-cell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String</text:p>
          </table:table-cell>
          <table:table-cell table:formula="of:= &quot;  te&quot;&amp;[.A79]&amp;&quot; :: !&quot;&amp;[.B79]&amp;&quot;,&quot;" office:value-type="string" office:string-value="  teSaleType :: !String," calcext:value-type="string">
            <text:p><text:s text:c="2"/>teSaleType :: !String,</text:p>
          </table:table-cell>
          <table:table-cell table:formula="of:=&quot;  (VarStr &quot;&quot;&quot;&amp;[.A79]&amp;&quot;&quot;&quot;, &quot;&amp;IF([.B79]=&quot;IntOrNull&quot;;&quot;toValue . &quot;;&quot;ValStr . &quot;)&amp;&quot;te&quot;&amp;[.A79]&amp;&quot;),&quot;" office:value-type="string" office:string-value="  (VarStr &quot;SaleType&quot;, ValStr . teSaleType)," calcext:value-type="string">
            <text:p><text:s text:c="2"/>(VarStr "SaleType", ValStr . teSaleType),</text:p>
          </table:table-cell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String</text:p>
          </table:table-cell>
          <table:table-cell table:formula="of:= &quot;  te&quot;&amp;[.A80]&amp;&quot; :: !&quot;&amp;[.B80]&amp;&quot;,&quot;" office:value-type="string" office:string-value="  teSaleCondition :: !String," calcext:value-type="string">
            <text:p><text:s text:c="2"/>teSaleCondition :: !String,</text:p>
          </table:table-cell>
          <table:table-cell table:formula="of:=&quot;  (VarStr &quot;&quot;&quot;&amp;[.A80]&amp;&quot;&quot;&quot;, &quot;&amp;IF([.B80]=&quot;IntOrNull&quot;;&quot;toValue . &quot;;&quot;ValStr . &quot;)&amp;&quot;te&quot;&amp;[.A80]&amp;&quot;),&quot;" office:value-type="string" office:string-value="  (VarStr &quot;SaleCondition&quot;, ValStr . teSaleCondition)," calcext:value-type="string">
            <text:p><text:s text:c="2"/>(VarStr "SaleCondition", ValStr . teSaleCondition),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 style:data-style-name="N2" text:time-value="07:19:45.210887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ff </meta:initial-creator>
    <meta:creation-date>2018-12-14T04:59:51.843774386</meta:creation-date>
    <dc:date>2018-12-15T07:26:19.727264592</dc:date>
    <dc:creator>cliff </dc:creator>
    <meta:editing-duration>PT1H31M21S</meta:editing-duration>
    <meta:editing-cycles>13</meta:editing-cycles>
    <meta:generator>LibreOffice/5.1.6.2$Linux_X86_64 LibreOffice_project/10m0$Build-2</meta:generator>
    <meta:document-statistic meta:table-count="2" meta:cell-count="644" meta:object-count="0"/>
  </office:meta>
</office:document-meta>
</file>